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style:font-face style:name="Iosevka NF" svg:font-family="'Iosevka NF'"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style:use-window-font-color="true" loext:opacity="0%" style:font-name="Iosevka NF" fo:font-size="2pt" style:font-size-asian="2pt" style:font-size-complex="2pt"/>
    </style:style>
    <style:style style:name="P2" style:family="paragraph" style:parent-style-name="Standard">
      <style:text-properties style:use-window-font-color="true" loext:opacity="0%" style:font-name="Iosevka NF" fo:font-size="2pt" officeooo:paragraph-rsid="02052bf5" style:font-size-asian="2pt" style:font-size-complex="2pt"/>
    </style:style>
    <style:style style:name="P3" style:family="paragraph" style:parent-style-name="Standard">
      <style:text-properties style:use-window-font-color="true" loext:opacity="0%" style:font-name="Iosevka NF" fo:font-size="2pt" officeooo:rsid="01f1d3a5" officeooo:paragraph-rsid="01f1d3a5" style:font-size-asian="2pt" style:font-size-complex="2pt"/>
    </style:style>
    <style:style style:name="P4" style:family="paragraph" style:parent-style-name="Standard">
      <style:text-properties style:use-window-font-color="true" loext:opacity="0%" style:font-name="Iosevka NF" fo:font-size="2pt" officeooo:rsid="01f1d3a5" officeooo:paragraph-rsid="01f5d876" style:font-size-asian="2pt" style:font-size-complex="2pt"/>
    </style:style>
    <style:style style:name="P5" style:family="paragraph" style:parent-style-name="Standard">
      <style:text-properties style:use-window-font-color="true" loext:opacity="0%" style:font-name="Iosevka NF" fo:font-size="2pt" officeooo:paragraph-rsid="01eff960" style:font-size-asian="2pt" style:font-size-complex="2pt"/>
    </style:style>
    <style:style style:name="P6" style:family="paragraph" style:parent-style-name="Standard">
      <style:text-properties style:use-window-font-color="true" loext:opacity="0%" style:font-name="Iosevka NF" fo:font-size="2pt" officeooo:paragraph-rsid="01ed08b3" style:font-size-asian="2pt" style:font-size-complex="2pt"/>
    </style:style>
    <style:style style:name="P7" style:family="paragraph" style:parent-style-name="Standard">
      <style:text-properties style:use-window-font-color="true" loext:opacity="0%" style:font-name="Iosevka NF" fo:font-size="2pt" officeooo:paragraph-rsid="01ec730d" style:font-size-asian="2pt" style:font-size-complex="2pt"/>
    </style:style>
    <style:style style:name="P8" style:family="paragraph" style:parent-style-name="Standard">
      <style:text-properties style:use-window-font-color="true" loext:opacity="0%" style:font-name="Iosevka NF" fo:font-size="2pt" officeooo:rsid="01f5d876" officeooo:paragraph-rsid="01f5d876" style:font-size-asian="2pt" style:font-size-complex="2pt"/>
    </style:style>
    <style:style style:name="P9" style:family="paragraph" style:parent-style-name="Standard">
      <style:text-properties style:use-window-font-color="true" loext:opacity="0%" style:font-name="Iosevka NF" fo:font-size="2pt" officeooo:rsid="01f8fa61" officeooo:paragraph-rsid="01f8fa61" style:font-size-asian="2pt" style:font-size-complex="2pt"/>
    </style:style>
    <style:style style:name="P10" style:family="paragraph" style:parent-style-name="Standard">
      <style:text-properties style:use-window-font-color="true" loext:opacity="0%" style:font-name="Iosevka NF" fo:font-size="2pt" officeooo:rsid="01f9b77d" officeooo:paragraph-rsid="01f9b77d" style:font-size-asian="2pt" style:font-size-complex="2pt"/>
    </style:style>
    <style:style style:name="P11" style:family="paragraph" style:parent-style-name="Standard">
      <style:text-properties style:use-window-font-color="true" loext:opacity="0%" style:font-name="Iosevka NF" fo:font-size="2pt" officeooo:rsid="01fdbe0f" officeooo:paragraph-rsid="01fdbe0f" style:font-size-asian="2pt" style:font-size-complex="2pt"/>
    </style:style>
    <style:style style:name="P12" style:family="paragraph" style:parent-style-name="Standard">
      <style:text-properties style:use-window-font-color="true" loext:opacity="0%" style:font-name="Iosevka NF" fo:font-size="2pt" officeooo:rsid="0209fea1" officeooo:paragraph-rsid="0209fea1" style:font-size-asian="2pt" style:font-size-complex="2pt"/>
    </style:style>
    <style:style style:name="P13" style:family="paragraph" style:parent-style-name="Standard">
      <style:text-properties style:use-window-font-color="true" loext:opacity="0%" style:font-name="Iosevka NF" fo:font-size="2pt" officeooo:rsid="020e6ce8" officeooo:paragraph-rsid="020e6ce8" style:font-size-asian="2pt" style:font-size-complex="2pt"/>
    </style:style>
    <style:style style:name="P14" style:family="paragraph" style:parent-style-name="Standard">
      <style:text-properties style:use-window-font-color="true" loext:opacity="0%" style:font-name="Iosevka NF" fo:font-size="2pt" officeooo:rsid="0212b17b" officeooo:paragraph-rsid="0212b17b" style:font-size-asian="2pt" style:font-size-complex="2pt"/>
    </style:style>
    <style:style style:name="P15" style:family="paragraph" style:parent-style-name="Standard">
      <style:text-properties style:use-window-font-color="true" loext:opacity="0%" style:font-name="Iosevka NF" fo:font-size="2pt" officeooo:rsid="02167927" officeooo:paragraph-rsid="02167927" style:font-size-asian="2pt" style:font-size-complex="2pt"/>
    </style:style>
    <style:style style:name="P16" style:family="paragraph" style:parent-style-name="Standard">
      <style:text-properties style:use-window-font-color="true" loext:opacity="0%" style:font-name="Iosevka NF" fo:font-size="2pt" officeooo:rsid="0219f856" officeooo:paragraph-rsid="0219f856" style:font-size-asian="2pt" style:font-size-complex="2pt"/>
    </style:style>
    <style:style style:name="P17" style:family="paragraph" style:parent-style-name="Standard">
      <style:text-properties style:use-window-font-color="true" loext:opacity="0%" style:font-name="Iosevka NF" fo:font-size="2pt" fo:font-weight="normal" officeooo:rsid="01b66d05" officeooo:paragraph-rsid="021a141f" style:font-size-asian="2pt" style:font-weight-asian="normal" style:font-size-complex="2pt" style:font-weight-complex="normal"/>
    </style:style>
    <style:style style:name="P18" style:family="paragraph" style:parent-style-name="Standard">
      <style:text-properties style:use-window-font-color="true" loext:opacity="0%" style:font-name="Iosevka NF" fo:font-size="2pt" fo:font-weight="normal" officeooo:rsid="021e1098" officeooo:paragraph-rsid="021a141f" style:font-size-asian="2pt" style:font-weight-asian="normal" style:font-size-complex="2pt" style:font-weight-complex="normal"/>
    </style:style>
    <style:style style:name="P19" style:family="paragraph" style:parent-style-name="Standard">
      <style:text-properties style:use-window-font-color="true" loext:opacity="0%" style:font-name="Iosevka NF" fo:font-size="2pt" fo:font-weight="normal" officeooo:rsid="0224a86d" officeooo:paragraph-rsid="0224a86d" style:font-size-asian="2pt" style:font-weight-asian="normal" style:font-size-complex="2pt" style:font-weight-complex="normal"/>
    </style:style>
    <style:style style:name="P20" style:family="paragraph" style:parent-style-name="Standard">
      <style:text-properties style:use-window-font-color="true" loext:opacity="0%" style:font-name="Iosevka NF" fo:font-size="2pt" fo:font-weight="normal" officeooo:rsid="0228223c" officeooo:paragraph-rsid="0228223c" style:font-size-asian="2pt" style:font-weight-asian="normal" style:font-size-complex="2pt" style:font-weight-complex="normal"/>
    </style:style>
    <style:style style:name="P21" style:family="paragraph" style:parent-style-name="Standard">
      <style:text-properties style:use-window-font-color="true" loext:opacity="0%" style:font-name="Iosevka NF" fo:font-size="2pt" fo:font-weight="normal" officeooo:rsid="022c67d7" officeooo:paragraph-rsid="022c67d7" style:font-size-asian="2pt" style:font-weight-asian="normal" style:font-size-complex="2pt" style:font-weight-complex="normal"/>
    </style:style>
    <style:style style:name="P22" style:family="paragraph" style:parent-style-name="Standard">
      <style:text-properties style:use-window-font-color="true" loext:opacity="0%" style:font-name="Iosevka NF" fo:font-size="2pt" fo:font-weight="normal" officeooo:rsid="022df653" officeooo:paragraph-rsid="022df653" style:font-size-asian="2pt" style:font-weight-asian="normal" style:font-size-complex="2pt" style:font-weight-complex="normal"/>
    </style:style>
    <style:style style:name="P23" style:family="paragraph" style:parent-style-name="Standard">
      <style:text-properties style:font-name="Iosevka NF" fo:font-size="2pt" officeooo:rsid="0001df20" officeooo:paragraph-rsid="021ff58d" style:font-size-asian="2pt" style:font-size-complex="2pt"/>
    </style:style>
    <style:style style:name="P24" style:family="paragraph" style:parent-style-name="Standard">
      <style:text-properties style:font-name="Iosevka NF" fo:font-size="2pt" officeooo:rsid="00023530" officeooo:paragraph-rsid="021ff58d" style:font-size-asian="2pt" style:font-size-complex="2pt"/>
    </style:style>
    <style:style style:name="P25" style:family="paragraph" style:parent-style-name="Standard">
      <style:text-properties style:font-name="Iosevka NF" fo:font-size="2pt" officeooo:rsid="0002f18f" officeooo:paragraph-rsid="021ff58d" style:font-size-asian="2pt" style:font-size-complex="2pt"/>
    </style:style>
    <style:style style:name="P26" style:family="paragraph" style:parent-style-name="Standard">
      <style:text-properties style:font-name="Iosevka NF" fo:font-size="2pt" officeooo:rsid="0003657e" officeooo:paragraph-rsid="021ff58d" style:font-size-asian="2pt" style:font-size-complex="2pt"/>
    </style:style>
    <style:style style:name="P27" style:family="paragraph" style:parent-style-name="Standard">
      <style:text-properties style:font-name="Iosevka NF" fo:font-size="2pt" officeooo:rsid="0005cd3c" officeooo:paragraph-rsid="021ff58d" style:font-size-asian="2pt" style:font-size-complex="2pt"/>
    </style:style>
    <style:style style:name="P28" style:family="paragraph" style:parent-style-name="Standard">
      <style:text-properties style:font-name="Iosevka NF" fo:font-size="2pt" officeooo:rsid="00074d4e" officeooo:paragraph-rsid="021ff58d" style:font-size-asian="2pt" style:font-size-complex="2pt"/>
    </style:style>
    <style:style style:name="P29" style:family="paragraph" style:parent-style-name="Standard">
      <style:text-properties style:font-name="Iosevka NF" fo:font-size="2pt" officeooo:rsid="000b5c91" officeooo:paragraph-rsid="021ff58d" style:font-size-asian="2pt" style:font-size-complex="2pt"/>
    </style:style>
    <style:style style:name="P30" style:family="paragraph" style:parent-style-name="Standard">
      <style:text-properties style:font-name="Iosevka NF" fo:font-size="2pt" officeooo:rsid="000bcf7d" officeooo:paragraph-rsid="021ff58d" style:font-size-asian="2pt" style:font-size-complex="2pt"/>
    </style:style>
    <style:style style:name="P31" style:family="paragraph" style:parent-style-name="Standard">
      <style:text-properties style:font-name="Iosevka NF" fo:font-size="2pt" officeooo:rsid="021ff58d" officeooo:paragraph-rsid="021ff58d" style:font-size-asian="2pt" style:font-size-complex="2pt"/>
    </style:style>
    <style:style style:name="P32" style:family="paragraph" style:parent-style-name="Standard">
      <style:text-properties style:font-name="Iosevka NF" fo:font-size="2pt" officeooo:rsid="0222d7cc" officeooo:paragraph-rsid="0222d7cc" style:font-size-asian="2pt" style:font-size-complex="2pt"/>
    </style:style>
    <style:style style:name="P33" style:family="paragraph" style:parent-style-name="Standard">
      <style:text-properties style:font-name="Iosevka NF" fo:font-size="2pt" officeooo:rsid="0224a86d" officeooo:paragraph-rsid="0224a86d" style:font-size-asian="2pt" style:font-size-complex="2pt"/>
    </style:style>
    <style:style style:name="T1" style:family="text">
      <style:text-properties officeooo:rsid="01ec730d"/>
    </style:style>
    <style:style style:name="T2" style:family="text">
      <style:text-properties officeooo:rsid="01ed08b3"/>
    </style:style>
    <style:style style:name="T3" style:family="text">
      <style:text-properties officeooo:rsid="01eff960"/>
    </style:style>
    <style:style style:name="T4" style:family="text">
      <style:text-properties officeooo:rsid="01f2b8fc"/>
    </style:style>
    <style:style style:name="T5" style:family="text">
      <style:text-properties officeooo:rsid="01f31e69"/>
    </style:style>
    <style:style style:name="T6" style:family="text">
      <style:text-properties officeooo:rsid="01f509ac"/>
    </style:style>
    <style:style style:name="T7" style:family="text">
      <style:text-properties officeooo:rsid="01f5d876"/>
    </style:style>
    <style:style style:name="T8" style:family="text">
      <style:text-properties officeooo:rsid="01f75343"/>
    </style:style>
    <style:style style:name="T9" style:family="text">
      <style:text-properties officeooo:rsid="01f8fa61"/>
    </style:style>
    <style:style style:name="T10" style:family="text">
      <style:text-properties style:text-position="super 58%"/>
    </style:style>
    <style:style style:name="T11" style:family="text">
      <style:text-properties officeooo:rsid="01fe7b4b"/>
    </style:style>
    <style:style style:name="T12" style:family="text">
      <style:text-properties officeooo:rsid="01ff4d09"/>
    </style:style>
    <style:style style:name="T13" style:family="text">
      <style:text-properties officeooo:rsid="02006ff0"/>
    </style:style>
    <style:style style:name="T14" style:family="text">
      <style:text-properties officeooo:rsid="02052bf5"/>
    </style:style>
    <style:style style:name="T15" style:family="text">
      <style:text-properties officeooo:rsid="02082eb8"/>
    </style:style>
    <style:style style:name="T16" style:family="text">
      <style:text-properties officeooo:rsid="020bc743"/>
    </style:style>
    <style:style style:name="T17" style:family="text">
      <style:text-properties officeooo:rsid="020d8b27"/>
    </style:style>
    <style:style style:name="T18" style:family="text">
      <style:text-properties officeooo:rsid="020fee2c"/>
    </style:style>
    <style:style style:name="T19" style:family="text">
      <style:text-properties officeooo:rsid="02128962"/>
    </style:style>
    <style:style style:name="T20" style:family="text">
      <style:text-properties officeooo:rsid="0213cfc1"/>
    </style:style>
    <style:style style:name="T21" style:family="text">
      <style:text-properties officeooo:rsid="0214cd21"/>
    </style:style>
    <style:style style:name="T22" style:family="text">
      <style:text-properties officeooo:rsid="021e1098"/>
    </style:style>
    <style:style style:name="T23" style:family="text">
      <style:text-properties officeooo:rsid="0002f18f"/>
    </style:style>
    <style:style style:name="T24" style:family="text">
      <style:text-properties officeooo:rsid="00040329"/>
    </style:style>
    <style:style style:name="T25" style:family="text">
      <style:text-properties officeooo:rsid="0009000c"/>
    </style:style>
    <style:style style:name="T26" style:family="text">
      <style:text-properties officeooo:rsid="00023530"/>
    </style:style>
    <style:style style:name="T27" style:family="text">
      <style:text-properties officeooo:rsid="000b5c91"/>
    </style:style>
    <style:style style:name="T28" style:family="text">
      <style:text-properties officeooo:rsid="021ff58d"/>
    </style:style>
    <style:style style:name="T29" style:family="text">
      <style:text-properties style:use-window-font-color="true" loext:opacity="0%" fo:font-weight="normal" style:font-size-asian="2pt" style:font-weight-asian="normal" style:font-weight-complex="normal"/>
    </style:style>
    <style:style style:name="T30" style:family="text">
      <style:text-properties style:use-window-font-color="true" loext:opacity="0%" fo:font-weight="normal" officeooo:rsid="0163ffe4" style:font-size-asian="2pt" style:font-weight-asian="normal" style:font-weight-complex="normal"/>
    </style:style>
    <style:style style:name="T31" style:family="text">
      <style:text-properties style:use-window-font-color="true" loext:opacity="0%" fo:font-weight="normal" style:font-weight-asian="normal" style:font-weight-complex="normal"/>
    </style:style>
    <style:style style:name="T32" style:family="text">
      <style:text-properties style:use-window-font-color="true" loext:opacity="0%" fo:font-weight="normal" officeooo:rsid="0163ffe4" style:font-weight-asian="normal" style:font-weight-complex="normal"/>
    </style:style>
    <style:style style:name="T33" style:family="text">
      <style:text-properties officeooo:rsid="022822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have a simple misson. Alone. Thats all ive ever wanted. To be truly alone. Ive long since abandoned fiendships. Only recently left behind my extended family. Ive removed as much of my online profile as possible. Only attachments I have left I can very easily leave with the aquiring of online or remote income.</text:p>
      <text:p text:style-name="P1"/>
      <text:p text:style-name="P1">Spotify. I just have history with each song and the attachment to leave them behind is scary. But ultimetly I can always screenshot and save for later listening so not much loss there. </text:p>
      <text:p text:style-name="P1"/>
      <text:p text:style-name="P1">Snapcaht. I hate this platform so much. Only reason for having it is because I am in a group chat with my cousins. Havent looked at it since christmas bc my curiocity got the best of me. Other than that I have no intentions of communitcating with them. Also all the conversations I have with the people on there. Again I can screenrecord them. They will eb notified ive screencapped. That scares me. I don’t want any relation to them. I belive screenrecording through the web interface wont alert but regardless yeah. Besides thos 2 reasons I don’t need or want it anymore. </text:p>
      <text:p text:style-name="P1"/>
      <text:p text:style-name="P1">Chase. Unfortunetly I need a bank to prosses my money from my job. Having online income with dontaions in monero solves that issue. But that isnt sustainable. Also. Remote work will still need a bank to pay me. Definetly wont go with chase. Possibly bofa. But even then I need to offiscate my idenity before I open that account. </text:p>
      <text:p text:style-name="P1"/>
      <text:p text:style-name="P1">Xfinity. Fuck sake. Listen. I hate this service so much for the lack of control over the network. But my god is it fast. Downloads. Uploads. Latency. Perfect. The monitoring of traffic bugs me to my core. Again tho. I only pay for it bc I live at home. The idea of setting up base in south dekota offers me the opportunity to drop this. But while im at home I gotta pay for something. Otherwise im an asshole. </text:p>
      <text:p text:style-name="P1"/>
      <text:p text:style-name="P1">Google. I don’t even need to explain this one. Its self explanitory. Fine. Its fucked. I hate google. Their services are convinient yes. But at the cost of my personal life and future endevores. I cant even. Gmail is useless to me other than my job. Again. Ill switch to another provider for income. Docs is useless. I just need to downlaod my documents and save them locally. Chrome. Fuck sake. I don’t need or want any of that data. Same with maps. Useless. I know the chicago land area well. Also offline maps exist. Youtube has history and the algorithm makes me sad to leave even tho I dislike most of its recommendations. Its just an attachment issue. But im fine leaving it.</text:p>
      <text:p text:style-name="P1"/>
      <text:p text:style-name="P1">Discord. Fuck this. I don’t communicate with anymore. As for the conversations. I really only care for the convos between me and aaron. But tbh. I know aaron wont ever delete his discord so the logs wont be gone. </text:p>
      <text:p text:style-name="P1"/>
      <text:p text:style-name="P1">Cync. Bruh. Ill get new lights. Maybe even normal lights lol.</text:p>
      <text:p text:style-name="P1"/>
      <text:p text:style-name="P1">Well. Thats it. That is all my online profile consist of. Of course there is everything else right. All the platformas ive signed up for over the decades. But I havent used them in forever I cant even begin to remember what they even are. I have some idea but its not worth it to delete all of them. Even then. I have the pinky prossise they wont sell that data anyways. So best ic an do is just elave it behind. Fine by me. If anything. Nearly all of it is attached to my current gmail. Deleting that removes my accsess tot those servies. So done deal. There is 1 more issue. Again its related ot my job. My phone number. I do not want this phone number anymore. Its useless besides my job. I communincate with nobody. Only my parents and brothers. But even then. I can setup session. Tell them. I understand the inconvinenave but for my safety and pease of mind you will contact me on this platform called session. </text:p>
      <text:p text:style-name="P1"/>
      <text:p text:style-name="P1">That grapheneos phone. Its good. Great actually. But it has 1 fundemental flaw. Its a phone. A tracking device. I don’t give a fuck what kind of software you impliment. If the hardware is vulnerable it has already been compramized. The foss I use is goated. Shits on anything a normie phone has. But still. I don’t want it. I wont use it. All that hold me back is my job. Having a remote job. Allows me to have a new number email physical location etc etc. </text:p>
      <text:p text:style-name="P1"/>
      <text:p text:style-name="P1">bassically im learning the skills nessesary to completely abandon my current online profile. Not nessesarly make an anonymous profile. While close. I will have some gaps due to the need to participate in this backwords society. But never the less im much more educated on the digital world to know I ahvent even scratched the surface of possible knolage. The fundimentals of dissociating irl name to fake name is key. Hardening my hardware and software for privacy and security is a must.</text:p>
      <text:p text:style-name="P1"/>
      <text:p text:style-name="P1">this setup allows me to finally be free of gaming. The laptop isnt powerfull enough to run AAA games. At least it shouldn’t. I probably could but tbh. Im trying to quit gaming all together. Single player games get boring quick. Multiplayer games piss me off when I loose and make me feel unsatasfied when I win. Both waste my time. False sense of achomplishment. I spent 2 hours doing nothing productive. Id rather be studing subjects and concepts that I can actually benefit from. </text:p>
      <text:p text:style-name="P1"/>
      <text:p text:style-name="P1">garlic smash them on cap with spoon salt done at 430 pm stir every 30 minutes</text:p>
      <text:p text:style-name="P1"/>
      <text:p text:style-name="P1">fuck this. Im figuring out this ear situation. For some odd reaso. Drinking an absurd amount of water makes it go away. Ive noticed I have t drink it fast and in big gulps/ weird I knoww but it sis the truth. Vibrating in my right ear is gone completley. The hissing/static noise + “rining” is still in my <text:s/>right ear howvver it isnt even noticable unless im laying down resting or sleeping. Other than that I cant even notice itl;. There is also a new thing. When laying down. This vibrating came in my right ear only. It was suddle it wasnot audiable after a few seconds. Or if I adjusted my jaw. It came back everytime I moved my head abrupltly. Weird. But okay. Nothing crazy. Easy to zone out. Prograss. Also the hollow feekling in my left ear ius gone too. Close to fixxing this isse. Still bizzard that ic ant figure out the start date and the cause. Perhaps the vacine.. mutations right? Maybe./ cant rule it out. But even thenm the timeline is lost witht hat card. Still. Massive progress. Not hearing the vibrating is the biggest blessing because it is over whelking taking over my thoguhts. Its almost like thats all ic an fiocus on 25 7. now that is gone I forgoteen what its like to think cleartlyu. Nearly cvlearly because of the aformetntiond right ear problems. I will figiure this out. I wont submmit to my owners. I will set myself free. =X</text:p>
      <text:p text:style-name="P1"/>
      <text:p text:style-name="P1">I wont watch porn today. The relsapse of yesturday makes me scared im falling back too deep. Im done. I know I say that a lot but this time im serious. I don’t need it tni my life anymore. Today marks 55 days sober from weed. I still feel that slight itch whenerv I think about it. I can rememebr the place it pts me in and it feels so comforting. But I know its a mask for pain and suffering. <text:s/>Same wioth porn. Im so sonditioned to use it that when I get home from work shower iw ant to masturbate then eat and then almost without a second thought I wank with porn. I almostdid it today. I cought myself in the momewnt,. Of unconditonly going to masturbate. Only thing thats tiopped me was my phone is dead. See. I told you. Itds the phone. The phone is my root cause. Im on my pc. All the accsess to the same porn. And yt I don’t. I a inb work mode. I want to progrss. Document duckhn s right nopw or code. Or study subjects./ productive. M,y phone enables me to watch porn and subsiwuently mastubate. Using the samsnung isnt a play bc its tapped u[p the ass. I wont trust it for anything ebsiweds anthony hernandezs things. Fuck. Youa re right. Holly molly. I belive you now okay. Thank you for confirming this. Im foine. It really is an addiction because I cant even stoip thinking about it. I dfont know what im thinking about exsaclly. The porn itsself or mastubation. Which one is triggering what? Don’t know. Regardless its a problem. Much like weed and alcohol addictions. Its on my mind constantly and I cant stop thinking about the next time in goping yo do iy. Fuck. It really is an addictiopn. Oaky. So,. Wertr. Done., mark it thenb. Do the 5 push ups. 5 sut ups and 5 sqquats. And say outloud. I am no longer addictefd to porn. Finwe. Ill do it okay. Just wait for steve to go to his room please. Ic ant tamper witht eh embarssment. </text:p>
      <text:p text:style-name="P1"/>
      <text:p text:style-name="P1">Eay enough fine and done.</text:p>
      <text:p text:style-name="P1"/>
      <text:p text:style-name="P1">Figuring out my ear problem. Fixing it . Beinf sober from weed and alcohol made problem sloving easier tbh. I have a clear mind. Able to fully prosses my thoughts and systems. Anhd actions. This wjole plan tot move tyo sd is interesting. Vost effective I belive. We just need to remmeber that everything I fo I fo need to spend as little money as possible. Bassically a m=nomad lufestyle. Yes I will be renting an appartemnt. But I wont get comfrotable. Everything I own must remain within a coyuplde bags. ie. clothes, tech, food, water, shelter, etc.</text:p>
      <text:p text:style-name="P1"/>
      <text:p text:style-name="P1">so, moving to south dekota. I will. Im done playing this game. Fuck living here. Both my parents and borthers and chiacgo in general. Over priced unsafe. Like wtf. Just because I grew up here doesn’t mean im forced tyo live here. Yeas moving away esspecially to a state more than 13 hour drive. Wild. But okay. Its nessecary. And no I wont change my mind. Well come up with the narative and fake story later. For now. Keep this qwuite. Until we figure out the rest. This plan will work. Listen. The cost of living is so cheap. 6.2% sales tax. No income tax. Best bet. Maybe alaska. Anyways. so. Im coming at this from a nomad pov. The apartment will be no more than 500 a month. No insurances. No car. Bike and public transport noly. </text:p>
      <text:p text:style-name="P1"/>
      <text:p text:style-name="P1">so. if I just needed to rent somewhere sd would be goated. However. Im noe in need of actually libving there. so. While no incometax states are awsome. I also need sno sales tax. </text:p>
      <text:p text:style-name="P1"/>
      <text:p text:style-name="P1">Okay. So alaska seems great all round. However rensta re kinda high.</text:p>
      <text:p text:style-name="P1"/>
      <text:p text:style-name="P1">Okay. How about. We figure out a remote job first. </text:p>
      <text:p text:style-name="P1"/>
      <text:p text:style-name="P1">so. for the sake of simplicity. Employment at a company &amp; Recidancy in a no income tax state is best. So. Pretty simple then. Find a job from any one of the no income tax states and set up an appartment po box phone nmumber drivers license passport in that state. Unfortunetly I will have to live there for proof I worked from that state. But tbh. I think im fine with that. Depending on the state it shouldn’t be that bad. Also. Anywhere is bound to be cheaper than chicago. Safer too. Still. Id like to live in a farely populatedarea. City centers ya know. Its just what I know. Ya know. </text:p>
      <text:p text:style-name="P1"/>
      <text:p text:style-name="P1">Remote or hybrid remote. </text:p>
      <text:p text:style-name="P1">Creative or tech. </text:p>
      <text:p text:style-name="P1">No less than $20 an hour.</text:p>
      <text:p text:style-name="P1">Fulltime.</text:p>
      <text:p text:style-name="P1"/>
      <text:p text:style-name="P1">Passable public transport or biking lanes or walkable scores. </text:p>
      <text:p text:style-name="P1">Rent needs to be &gt;$500 all utilies included. </text:p>
      <text:p text:style-name="P1">Must be mexican and lgbtq+ friendly.</text:p>
      <text:p text:style-name="P1"/>
      <text:p text:style-name="P1">Rent | groceries | wifi | cellular</text:p>
      <text:p text:style-name="P1"/>
      <text:p text:style-name="P1">look through each of the no income tax states and sort by highest </text:p>
      <text:p text:style-name="P1"/>
      <text:p text:style-name="P1">I am so much more educated than my family. Brandon is young and still figuring things out, howver his lack of clarity to see all the information he is reciving from steven si useless. So yeah. My parents are stuck. Not there fault. But yeah. Hopefully ic an save them in time. Steven. This piece of shit. I hate this guy so much. Hes useless. Let me explain. A few days ago he commented that he just baught something for 2000 dollars. Bruh. And he complains constantly that he doesn’t have money. Fucking dumbass. Sure steven. Make your hundreds of thousands millions billions of dollars. In what? 1 year? 5 years? 10 years? 30 years? 50 years? Somwhere in between? Sure. Do it. Succseed. Once you do. Answer me this. You’re happy yes ; are you free? Your answer will be yes because you blinded yourself in meaningless materialistic nonsense. If you can be botherd to think beyond your own ego and arogance you will understand you have never and even now with all your currencies still a slave.</text:p>
      <text:p text:style-name="P1"/>
      <text:p text:style-name="P1">I don’t understand. I studied the same financing he did. Not within a 100k debt brainwashing environment but through the internet. He constantly throws faith into a system he whole hardenly belives is his ticket to freedom. Steven. Money buy happiness. Not freedom. Have you ever stopped to answer that question?</text:p>
      <text:p text:style-name="P1"/>
      <text:p text:style-name="P1">Money buys happiness. Why do I need money to be happy? Cant I be happy without it? no. you must consume product and get excited for next product. Who ever said I want to be happy? Also, why arnt I already happy? What is this need to be happy? We have based our society over not being happy? Someone paywalled happiness? Isnt that just a nicer way of saying we are slaves? We are required to chase this meaningless void of currency because it enables the ability to numb ourselves with our faviorite poision.</text:p>
      <text:p text:style-name="P1"/>
      <text:p text:style-name="P1">Anyways. Steven. By the time you realize that alkl your efforts to become happy work, you will realize you are not free. Now. You can try to set yourself free with your new found millions, however you will quickly figure out you cant. Not beacxsue you litterally cant. But because you have attached yourteslf to this machine. To leave it means leaving everything you have been working twords and everything in between. </text:p>
      <text:p text:style-name="P1"/>
      <text:p text:style-name="P1">See. Im not looking to be happy. I seeking freedom. Slowly but shurly im peicing it together. The ability to explore the digital world as my playground. Operate the physical world as a gohst. Thats freedom. Being capable of doing anything I want when I want without consequence.</text:p>
      <text:p text:style-name="P1">I want no profile. Unidentifiable. Unlinkable. A gohst. What exsacally does that mean?</text:p>
      <text:p text:style-name="P1"/>
      <text:p text:style-name="P1">Scrubing throught he internet for any of my nudes from my abuse years is something I want to do. Im unsure how many times I actually showed my face in those photos and videos. Unfortuently for the duration of time I was abused I fear that it could be in the hundreds to thousands. I pray I was smart enough to hide my face but im not enthusiastic. Either way. There isnt any way to permenetly remove them either. If these tools do find them. What then?</text:p>
      <text:p text:style-name="P1"/>
      <text:p text:style-name="P1">Im lost and alone. I cant. You know. I constantly battle with this. Im not alone. One of them is here. Hes been here since a few days ago. The fatigue. The quitting. The smoking. The drinking. The dreams. The deja vu. The closed door. The everything. Hes here. And im once again struggling tomaintain it. Everything is coming back. I don’t like this. I don’t want this. All I want is to get high and drink. Sink back into what I know is familiar. I don’t know what to do. I don’t know. Im sad. Im overwhealmed with my tasks. The endless fear of wasting time. Even so writing this im wastin time. Valuable time. I mean what else is there to write about. Ive written everthing. Id this it. Do I</text:p>
      <text:p text:style-name="P1"/>
      <text:p text:style-name="P1">/// TAXES \\\</text:p>
      <text:p text:style-name="P1">EARN | individual income | corporate income | payroll | capital gains </text:p>
      <text:p text:style-name="P1">BUY | sales | gross receipts | value-added | excise</text:p>
      <text:p text:style-name="P1">OWN | property | tangible personal property | estate and inheritance</text:p>
      <text:p text:style-name="P1"/>
      <text:p text:style-name="P1">ive come to a realization. If this is freedom? Am I going to be on a watch list? Remember our ownerss do not want us free. This digital setup both hardware and software does not allow them to link or identify me. Setting up the physical space allows for minimal intrusion into my personal life. </text:p>
      <text:p text:style-name="P1">Again and agin ive quit weed. I wwant it. Why? No actually why. Its an escape. I hate my current situation and seek contempt. I remember how I was feeling when iw was on it. Happy. Blinded to my true purpose. At easse with being a slave. The amount of money it takess from me isnt all too astronomical. Howver. I miss it. Being able to get high is awsome. Lissten. I have yet to change my habits. Commit to the perfect squedual. Im telling you. Once I do. </text:p>
      <text:p text:style-name="P1"/>
      <text:p text:style-name="P1">Whats the time line? I feel as though I have all thesee plans but no time liner. Im tyrying to do everything at once. That isnt how this works.</text:p>
      <text:p text:style-name="P1"/>
      <text:p text:style-name="P1">First and formost. We need to remove all payemnts. Nothing. Don’t buy anything. Thats step 1. because ive said this over and over. Yes ive quit weed and alcohol. Beacsue I cannot trust them. This is fundementally falawed. Beacaue I can trust them. Its myself I cant trust. I cannnot control the states of mind let alone the addication factor. </text:p>
      <text:p text:style-name="P1"/>
      <text:p text:style-name="P1">Reight. So its not thatg ocant trust them. I don’t trust myself. Being able to use them again I need to prove to myself a few things. </text:p>
      <text:p text:style-name="P1"/>
      <text:p text:style-name="P1">1. stopw atching/viewing porr. This is proving to be extremly difficult. Porn have been apart of my life since I was at the gage of 8. since then it has only grown more attachted to m. some days ic an go maybe 2 times viewing porn. Some dsays like today its nearly what my 65 times watching. And wanking. Its torture at this point. Its madfe to be addictive. Much like weed and alcohol. Wthe difference is that those are paid. I need to spend monety and travel to get them. Dding thast barrior. Poorn. Is easily accsessabe through my ophone and free. The removal of my phone is seemingly the nly way im going to beat this. Thats apart of my tech plan. Only a handfull of times have I watched porn on my pc. Even then. I quickly founf more comfort in transitioning to my phone. So I think we can all agree that my phone is the main resource. Elimiinating this. How? My job requires I bring my phone. I cant go unemployed. My parents wont allow it.</text:p>
      <text:p text:style-name="P1"/>
      <text:p text:style-name="P1">Running away? no. ther is a methond to this.</text:p>
      <text:p text:style-name="P1"/>
      <text:p text:style-name="P1">2. stop gaming. This ones complicated. Im not addicted per say. But I do have a habit of gaming at least once a day. Unlike porn. Thiis one is more under my control. I choose when to play. With porn its kinda always an itch. Whens the next time im going to ya know. With gaming its not like that. Its more like hm I could play or not.</text:p>
      <text:p text:style-name="P1"/>
      <text:p text:style-name="P1">Besides. Overcoming those 2 addictions will allow me to reincorperate weed and alcohol. The issue is what to fill the void. If im not watching porn or gaming what cam I doing? The surface answer is tech and creative endevores. Makes sense. However. I cant imagine myself doing those from the moment I wake up tot eh momenet I got o sleep. Hense this Is where the perfetc sqedual cvomes in. it will be optimized for my physical and mental health. Beigna remote worker allows me to part take in my tech and creative endevors at the sasme time. or. Have a remote job in techa nd purse my creative endevors. Or have a remote creative job and pursue my tech endevors. Either way. Remote work is key. This sqedual doesn’t allow time for relaxation. Besides. My relax definition as it stands today is smoke weed drink alcohol masturbate watch porn play video games watch meaningless content. Non of that Is particually healthly for my mental or physical state. However. Perhaps the remove of those things is why the perfect sqedual exist. So that ic an no longer part take inb thos things. </text:p>
      <text:p text:style-name="P1"/>
      <text:p text:style-name="P1">Alcohol</text:p>
      <text:p text:style-name="P1">Weed</text:p>
      <text:p text:style-name="P1">Porn</text:p>
      <text:p text:style-name="P1">Masturbation</text:p>
      <text:p text:style-name="P1">Content</text:p>
      <text:p text:style-name="P1">Games</text:p>
      <text:p text:style-name="P1"/>
      <text:p text:style-name="P1">that is what I define as “relax”. Pathetic. What even in the fuck. You know what all that is. A completle waste of time. I know weve quit weed and alcohol. But as for the others. I thought they caused those other addictions. However. I was wrong. The states of mind weed and alcohol put me in are only finding comfort in my other habits. In a sober state I still part take in unhealthy amounts of the other addictions. Perhaps. Listen. Fuck sake. Listen. With the removal of these habits weed and alcohol states of mind can be a positive instead of negative. Perhaps the reason I still want them back so badly is ebcasue they numb me from the fact theses bad habits are destroying me. So how do I stop? The issue is that these ahbits cost no money and I have 24/7 acsess to them.</text:p>
      <text:p text:style-name="P1"/>
      <text:p text:style-name="P1">My parents are in finacial hell. I can free them. no. free myself. Priority? Fuck. Debate. Now. All of you. Im calling everyone. We needf to debate and make a decision.</text:p>
      <text:p text:style-name="P1"/>
      <text:p text:style-name="P1">Im not tryna live here by the time our bothday comes around. Ya hear. Im noit doiwn. Esspecially since you are putting together a package that is too good to not follow through. I want to help yes but I got my life to live. This is my paretns issue. Hopegully I can save them but its me before anyone ekse.</text:p>
      <text:p text:style-name="P1"/>
      <text:p text:style-name="P1">I agree. Drinking smoking and gettign dfreinds is a top priotiy of mine. If you don’t feel the same ig et it but I cany continue this lober shit. Im bored and I need a socailk life, uynfortuently trhat costa lot of monet and I alsoi neredf tyhjart fore myself. So yeah. Sorrrry. </text:p>
      <text:p text:style-name="P1"/>
      <text:p text:style-name="P1">So thius is it? Moving out. We are visting this topic again. Yesh why not. I need the c hange of senery. Im tired of this biotchass cuty., the people. Its just nah. We would be better on our own. Actually on our own. I like the iea of that 1 bag shit. Or ewven a could of bags. I don’t want things. Fuck things. I know you want girls cloithes and hit. But tbh. All that needs to fit ionside a duggle bag otherwise its a no go. </text:p>
      <text:p text:style-name="P1"/>
      <text:p text:style-name="P1">Sot hen what&gt;? Is that it. Nobodfy got anhything else. We atr just gonan say fu ck mwyk</text:p>
      <text:p text:style-name="P1"/>
      <text:p text:style-name="P1">yjay was wquick. Yall really are that bnogas. Huh. k. well. Uhh. When&gt;? Soon I know. We gotmlike what 4 months. Fuck all that shit about having 6 months pay or some shit. You know im going to be gifione; weve seen our future. We will be hraset. </text:p>
      <text:p text:style-name="P1"/>
      <text:p text:style-name="P1">Fuck ups. I work too hard for shit pay. Also. tf. South dekota. Fuck it. Im down. </text:p>
      <text:p text:style-name="P1"/>
      <text:p text:style-name="P1">Wtw them. Beasue fuckl this job. </text:p>
      <text:p text:style-name="P1"/>
      <text:p text:style-name="P1">So the perfect sqedual is the following. It doesn’t leave any time for weed alcohol porn masturbation gaming content. It is simply optimized for peak physical and mental wellbeing.</text:p>
      <text:p text:style-name="P1"/>
      <text:p text:style-name="P1">wakeup | workout | cold shower | morning routine </text:p>
      <text:p text:style-name="P1">meal 1 | work/study | meal 2 </text:p>
      <text:p text:style-name="P1">training | hot shower | night routine </text:p>
      <text:p text:style-name="P1">read | journal | meditate | go to sleep</text:p>
      <text:p text:style-name="P1"/>
      <text:p text:style-name="P1">sexuaality | aestectic | apperance | diet | fittness | phyique</text:p>
      <text:p text:style-name="P1"/>
      <text:p text:style-name="P1">secxuality. Quit porn and aamsturbation. Am I actually aatrracted to men/women <text:s/>or men/women in porn. </text:p>
      <text:p text:style-name="P1">Aestetic. All black clothing. Silver jewlery. Japanese femanine clothing</text:p>
      <text:p text:style-name="P1">appearance. Glass skin. Hunter eyebrows. Lazer hair remoavl. Bleach bussy. Healthy lips.</text:p>
      <text:p text:style-name="P1">Diet. No eating out. Modified mediterainian diet.</text:p>
      <text:p text:style-name="P1">Fittness. Stamina. Flexability. </text:p>
      <text:p text:style-name="P1">Physique. Toned body. Hourglass figure.</text:p>
      <text:p text:style-name="P1"/>
      <text:p text:style-name="P1">Bathroom</text:p>
      <text:p text:style-name="P1"/>
      <text:p text:style-name="P1">toothbrush | tooth paste | whiting strips | mouth wash | toung scraper | floss</text:p>
      <text:p text:style-name="P1">razor | nail clipper | lotion | lip balm</text:p>
      <text:p text:style-name="P1">deorderant | colone</text:p>
      <text:p text:style-name="P1">shampoo | conditioner | body wash | silicon scrubber | towel</text:p>
      <text:p text:style-name="P1">cleanser | mosturizer | reninol | sunscreen</text:p>
      <text:p text:style-name="P1">hair dryer | brush | comb</text:p>
      <text:p text:style-name="P1"/>
      <text:p text:style-name="P1">toilet paper | plunger | scrubber</text:p>
      <text:p text:style-name="P1">air freshiner | hand soap | tissues</text:p>
      <text:p text:style-name="P1">sponge | cleaning supplies</text:p>
      <text:p text:style-name="P1">first aid kit</text:p>
      <text:p text:style-name="P1"/>
      <text:p text:style-name="P1">kitchen/pantry</text:p>
      <text:p text:style-name="P1"/>
      <text:p text:style-name="P1">pot | pan | spoon | fork | knife | plate | bowl</text:p>
      <text:p text:style-name="P1">dish rack | dish soap | sponge</text:p>
      <text:p text:style-name="P1">indrediants | herbs | spices</text:p>
      <text:p text:style-name="P1">vacume | broom | mop | cleaning supplies</text:p>
      <text:p text:style-name="P1">trash can | recycle bin</text:p>
      <text:p text:style-name="P1">fridge | stove | oven | microwave | toaster | </text:p>
      <text:p text:style-name="P1"/>
      <text:p text:style-name="P1">Laundry/closet</text:p>
      <text:p text:style-name="P1">laundry detergant | basket | </text:p>
      <text:p text:style-name="P1"/>
      <text:p text:style-name="P1">okay so. We only need to focus on what to buy. The daily weekly monthly costs.</text:p>
      <text:p text:style-name="P1">Monthly is rent insurance utilies cell and wifi</text:p>
      <text:p text:style-name="P1">weekly includes groceries</text:p>
      <text:p text:style-name="P1">there isnt any daily cost besides one time purchases</text:p>
      <text:p text:style-name="P1"/>
      <text:p text:style-name="P1">income = $3,200</text:p>
      <text:p text:style-name="P1"/>
      <text:p text:style-name="P1">MONTHLY</text:p>
      <text:p text:style-name="P1">rent | renters insurance | utilites = &gt;$1000 </text:p>
      <text:p text:style-name="P1">cell | wifi = $150 </text:p>
      <text:p text:style-name="P1">groceries = $</text:p>
      <text:p text:style-name="P1"/>
      <text:p text:style-name="P1">WEEKLY</text:p>
      <text:p text:style-name="P1">food = $</text:p>
      <text:p text:style-name="P1">laundry = $</text:p>
      <text:p text:style-name="P1"/>
      <text:p text:style-name="P1">savings = ~$500</text:p>
      <text:p text:style-name="P1"/>
      <text:p text:style-name="P1">remember that document about the mediterainian diet. Refine that using trhe model that the ingrediants I would acually eat to fullfill the requirments then research makets to get them fresh and lastly add up the cost. Next. List out the bare minimum of hoiushold nessecities I need weekly. This will give the amount </text:p>
      <text:p text:style-name="P1"/>
      <text:p text:style-name="P1">im gone. Im actrually going to do it. There are plently of places fast food and retail that are hiring. Very easily can get any one of those jobs. Now as for the pay.</text:p>
      <text:p text:style-name="P1"/>
      <text:p text:style-name="P1">Okay. Apartments are expensive asf. Im being picky as to which location bc I don’t want something that is ugly af. But at he same time.i really just need one which includes all ultiites for under 500. see. No income tax is fine. Also. My job.</text:p>
      <text:p text:style-name="P1"/>
      <text:p text:style-name="P1">Is that what I need to do. Secure a job then move. Fuck. Remote. Omfg. That would make everything so muich eaiser. No trasnsportaion. No liabilitty. Easy. Point blank. Also. The ability to have multiple remote incomes and living in a no income tax state. Fuck me., thats the play that has always been the play. </text:p>
      <text:p text:style-name="P1"/>
      <text:p text:style-name="P1">This is fucking huge. Virtual postions directly fromt eh companies sites</text:p>
      <text:p text:style-name="P1"/>
      <text:p text:style-name="P1">so ive pulled up ups amazon fedex target walmart walgreens cvs lets see.</text:p>
      <text:p text:style-name="P1"/>
      <text:p text:style-name="P1">I have high hopes ic an land 1 of these. They have multiple postions so ima just apply to all of them. As soon as I land 1 I quit ups on the spot ya hear. k. lets od this. </text:p>
      <text:p text:style-name="P1"/>
      <text:p text:style-name="P1">A remote job Is all I need to set this plan into motion. Why do I find myself unable to startr. No I don’t want to this again. I neesd to do thisd. This is the best elad ive ever had. Im done with job boards. They are all scams. Or requiring rediculous requirments. </text:p>
      <text:p text:style-name="P1"/>
      <text:p text:style-name="P1">Holy fuck. Imagine multiple remote jobs. The combinedf income being what 1500 each. 3K a month. Omfg. No income tax and no sales tax. Omfg. That monwy is mine. Rent + renters insurance + </text:p>
      <text:p text:style-name="P1"/>
      <text:p text:style-name="P1">I wont move out. Listen. Improving myself personally is my goal. I don’t weant to save money. Fuck that. I want o level mysdelf up and moving out isnt going to acomplish that. Instead it is going to puut this fear or what is I fail. Living at homwe ic ant fail. Also. Like I described im alone practactlly all the time. </text:p>
      <text:p text:style-name="P1"/>
      <text:p text:style-name="P1">I just don’t want to leave. The ideal of working remote maybe like 300 a week is fine. I just hate the need to travel work work. Its braindead. so. That being said. Getting this remote job and using the money to level myself up herea t home is key. </text:p>
      <text:p text:style-name="P1"/>
      <text:p text:style-name="P1">Just get a remote job. Really anything will do. Something in tech for sure. Creative is not too much appealing to me. Its fine but ehh. Tech is where I really want to go twotrrds bc it actually intrest me. Now. The whole plan of digital nomad. </text:p>
      <text:p text:style-name="P1"/>
      <text:p text:style-name="P1">All that stuff we wrote on the other doc is still valid. We can still aquire all that tech sell my pc. Thus completely getting rid of my gaming addiction. Sell my phone and replace it with a burner getting rid of my porn addiction. All that is flawless. </text:p>
      <text:p text:style-name="P1"/>
      <text:p text:style-name="P1">Remember my dad wants to sell the house in 6 ish years. We have until then to free myself and subsequently set them up to be free. </text:p>
      <text:p text:style-name="P1"/>
      <text:p text:style-name="P1">Im gettiugn ahead of myself. We hve 1 mission atm. How do I convince my parents that Im looking fro anothwer job. Fuck. I think just being upfront is best. I quit and im activly applying. And will continue apply for positions. </text:p>
      <text:p text:style-name="P1"/>
      <text:p text:style-name="P1">Let my mom and dad know that ie quit weed and alcohol and im commited to keep it that way for the forseable future. My focus right now is lanfding a jonb in tech. That is my carrear path. So yes I am currently unemplyed and sober.</text:p>
      <text:p text:style-name="P1"/>
      <text:p text:style-name="P1">Let them know I have full intentions of taking on the cell hpone bill. Going to work with my dad is actually something im considering. </text:p>
      <text:p text:style-name="P1"/>
      <text:p text:style-name="P1">Just please anthony. I hate this. We ahate this. I still cannot belive we all actually agree on something. There is still debate about moving out. Yes I agree it has its benefits but it also has its downsides. Muh like living here. But understand this. As long as we live here we avoid the need for bills. We can simply work and improve our lives. Physically and menatlly. That doesn’t mean we start smoking every minute of every day again. But instead finding enlightenment in not smoking.again im not agaist it being reintroduced into my life. However. You have to prove to me we can stay on this perfect sqedual set clear bounderies with my parents and brothers. </text:p>
      <text:p text:style-name="P1"/>
      <text:p text:style-name="P1">If we do agree to move out kalamazo michigan is my vote. The weed is fire and cheap. Yes thats my only reason. No state income tax is great and all but again all that savings is going twords living. Rmmeber didn’t we say everyone else is working to live im working to play th agame. Hmm. Vaslid point wow. </text:p>
      <text:p text:style-name="P1"/>
      <text:p text:style-name="P1">With taking up 2 bills being sober from weed and alcohol my aprents surly cannot refuse my living in their hoyse right? As much as they ahet me they wont give up my proposal correct? Can 1 of you help me. Please. I need other imput. </text:p>
      <text:p text:style-name="P1"/>
      <text:p text:style-name="P1">I know you don’t want to work physically but hear this. Irl tech? No? It pleases your criteria. I mean yes we still have to travel but at least it wont be back breaking labor. Also we can still go in high all day if we so choose. Im just saying alright. What else can you do uhh. Perhaps. Continue applying. I mean there isnt much else to do. As for ym mom I agree being honest is best. The other thing is that she will be mad so we have to structer out sentances carfully. </text:p>
      <text:p text:style-name="P1"/>
      <text:p text:style-name="P1">Start by saying I quit. I have my reasons but ultimetly im done. Ive been applying for jobs since last night and willc ontinue applying until I get one. Im still paying for the wifi and I have all intentions of taking the cell bill as well. I promise you I wont be unemplyed for long. Ive long sicne quit alcohol and weed. This is the most clear my mind has been in years. I know quiting isnt ideal however it’s nessesary for my physical and mental welbeing. No I willnot be wasting ym time watching meaningless content or spend all day playing video games. I will be applying even past egtting a job. Im commited and focused now. I don’t like to talk about this but those people in my head. Listen. I will likely stay in denial for the rest of my life but last night and this morning has been the first time we all agreed on something. Over the past months we have all been debating our plan. Only in rencent weeks has it all become clear. We all stated clearly and lsiteed everything we want and need. Carfully picked out the things we knew wasnt nessecary and finally have a concrete list of all our need sna d wants. Everyone is getting what we want. Those that want to leave will egt their promise those that wasn to stay will get theirs. There is a time line to all this. But ultimetly we all now understand that a remotre job is what we need to go further.</text:p>
      <text:p text:style-name="P1"/>
      <text:p text:style-name="P1">What do we all want?</text:p>
      <text:p text:style-name="P1"/>
      <text:p text:style-name="P1">Peak physical and mental health correct?</text:p>
      <text:p text:style-name="P1"/>
      <text:p text:style-name="P1">What does that look like?</text:p>
      <text:p text:style-name="P1"/>
      <text:p text:style-name="P1">So we basically figured out all the tech right. There are still a few things I need to research further but for the most part im done. I don’t know what to call this but its likemy government profile. Bassically all the lagal information they need abt me. Then I made this one today which is my perfect sqedual. Its perfect in the sense that it achives all my goals. </text:p>
      <text:p text:style-name="P1"/>
      <text:p text:style-name="P1">I really need to cut porn and gaming out of my life fr. Another thing the perfect sqedual allows. Bassically my entire day is booked. Exsept the days I don’t work. Hoever its going to take all my mental strength to not watch porn or game. See. Its the easy acsess. I can sell my pc sure. Sell my phones. Nad then what. Buy that laptop and mini all thos accesssories then ill be rid of these 2 addictions. What about the other smaller addictions. Eating out masturbating watching content?</text:p>
      <text:p text:style-name="P1">I despertly want to move out. How? Its just too expensive also. I know the whoel plan of south dakota. But michigan. The weed. Im sorry. Look. You cannot rob me. I need it. I want it okay. I need it. I like it. Damn near love it. Their are many houses for rent. 2 bedrooms. Aaron surly wont move out with me will he? After I called out his relationship? No not at all. Surly not. So then whats the play. South dakota. Moving out there. Seems I will need a car. I can always take the cruze. But then we factor in car insurance and gas. Both are massive expences. Unnessesary expenses. </text:p>
      <text:p text:style-name="P1"/>
      <text:p text:style-name="P1">RESIDANCY = </text:p>
      <text:p text:style-name="P1">EMPLOYMENT = </text:p>
      <text:p text:style-name="P1">GROSS MONTHLY INCOME = </text:p>
      <text:p text:style-name="P1">POST TAX MONTHLY INCOME = </text:p>
      <text:p text:style-name="P1"/>
      <text:p text:style-name="P1">RENT | RENTERS INSURANCE | UTILITES = &gt;$1,000</text:p>
      <text:p text:style-name="P1">CELL | WIFI = ~$150</text:p>
      <text:p text:style-name="P1">GROCERIES = ~$250</text:p>
      <text:p text:style-name="P1">FOOD = ~$400</text:p>
      <text:p text:style-name="P1">SPENDING MONEY = $</text:p>
      <text:p text:style-name="P1"/>
      <text:p text:style-name="P1">SAVINGS = $500</text:p>
      <text:p text:style-name="P1">EMERGANCY FUND = $</text:p>
      <text:p text:style-name="P1"/>
      <text:p text:style-name="P1">alright lads. Moving out is extremly costly okay. so. Linked in seems too scammy. Non of these baords seem legit nor the companies website</text:p>
      <text:p text:style-name="P1"><text:soft-page-break/></text:p>
      <text:p text:style-name="P1">I know we want to. And highkey in order to actually live we need too tbh. But we cant. Correction. We can but rthe appartments for rent are shit. Trash. Rundown. Thats not the kind of envirnment I want to live in. not saying my bedroom is any better its not but at least I can decorate it however I wish. Now. Witht hat being said. Once we secure this remote job and start earning money. First and formost get on this sqedual. Force myself into it. Disiplain makes a man. Gotcha. Alright so then what. Then we buy all that tech. Tbh. Only the laptop burner and mini pc are nessecary. Ic an live without the rest. So thats maybe 1500 for the laptop 500 for the mini pc and 50 bucks for the sim netgear and burner phone. So yeah. Not bad at all. And with those 5 I can start using the internet properly. I might buy some of the others at the same time too but yeah working a fulltime job. 500 a week. In about 2 months ill have enough to buy all that. Spening 300 a month on weed from michigan sint abd either. All I want is to work remote. Being able to sit here in the comfort of ym room and perform my mind numbing task fro 8 hours and then proceed to do whatever I want on the internet is samazing. Wait. oh. Thats right. The sqedual. Fuck me. Yeah there is no down time for that. After we eat its traingin etc etc.still tho. We described that my “relax” is just a bunch of degenerate behavior.</text:p>
      <text:p text:style-name="P1"/>
      <text:p text:style-name="P1">Okay so thats the play then. Get this remote job. Earn some money and start buying all the things nessecary to get hooked into this perfect sqedual. Ic an think of a few. All the workout equipment, cosmetic products, meal prep, clothing, accsessories etc. Actually thats it huh. </text:p>
      <text:p text:style-name="P1"/>
      <text:p text:style-name="P1">Workout equipment laptop burnerphone sim plan netgear and mini pc are all 1 time purchases.</text:p>
      <text:p text:style-name="P1"/>
      <text:p text:style-name="P1">Cosmetic products meal prep clothing are all continuos purchases.</text:p>
      <text:p text:style-name="P1"/>
      <text:p text:style-name="P1">I do want to put together that travel backpack thing. Being able to carry everything I need in a single backpack would be goated. Also. I mean their isnt really a need for the faraday backpack. Thats mostly extreme parinoya. At least for now. </text:p>
      <text:p text:style-name="P1"/>
      <text:p text:style-name="P1">I mean I can techneclly preform all this rn. But nah. Lets ge the job first. Remember. The reward is weed and alcohol. Don’t forget that.</text:p>
      <text:p text:style-name="P1"/>
      <text:p text:style-name="P1">So an eletric bike is a really good optiosn for travel. Also getting a chicago transit card so that ic an move around freely. Wowzers. Im down. </text:p>
      <text:p text:style-name="P1"/>
      <text:p text:style-name="P1">Alright lit. so whats next. </text:p>
      <text:p text:style-name="P1"/>
      <text:p text:style-name="P1">What do I want to run on my homelab?</text:p>
      <text:p text:style-name="P1"/>
      <text:p text:style-name="P1">Alright cool. Now thats taken care of. Im excited to put this all together.</text:p>
      <text:p text:style-name="P1"/>
      <text:p text:style-name="P1">Okay. So ill continue refining all this. The mental framework is im a digital nomad. Right. So this means. I live with all my belongings. So I bassically have a few bags.</text:p>
      <text:p text:style-name="P1"/>
      <text:p text:style-name="P1">Bag 1 contains all my tech.</text:p>
      <text:p text:style-name="P1">Bag 2 contains all my clothing</text:p>
      <text:p text:style-name="P1">bag 3 contains all my hyguine</text:p>
      <text:p text:style-name="P1"/>
      <text:p text:style-name="P1">I have a folder containing all my legal documentation</text:p>
      <text:p text:style-name="P1"/>
      <text:p text:style-name="P1">I own a bike and transit card for my transportaion</text:p>
      <text:p text:style-name="P1"/>
      <text:p text:style-name="P1">toothpaste</text:p>
      <text:p text:style-name="P1">tooth brush</text:p>
      <text:p text:style-name="P1">floss</text:p>
      <text:p text:style-name="P1">tongue scraper</text:p>
      <text:p text:style-name="P1">mouthwash</text:p>
      <text:p text:style-name="P1"/>
      <text:p text:style-name="P1">you know. Have we ever explored the not remote options. If our intention is to work remote so that we can be on that perfect sqedual. Then why not get a job which isnt physically demanding and improve fromt here? All these warhouse jobs ahave been physically demamnding. Hence why I come home tired sweaty and gennerallly hating life. Hwo about a mind numbing job instead? Makes senmse no? Part time again I think im fine with. Yes I want more money. Ubt tbh. The laptop mini pc and burner phone. Along witht eh wifi and sim bills. Isnt too much. Its bassically 200 a month in bills. Buying all those self care products every month isnt all too expensive. </text:p>
      <text:p text:style-name="P1"/>
      <text:p text:style-name="P1">Tech workout equipment clothing/jewlery are one time purchases. $</text:p>
      <text:p text:style-name="P1"/>
      <text:p text:style-name="P1">don’t really have a final number for this but I know its easily in the thousands.</text:p>
      <text:p text:style-name="P1"/>
      <text:p text:style-name="P1">The personal hyguine products wifi and cell are monthly purchases. $500</text:p>
      <text:p text:style-name="P1">Meal prep and laundry gas is weekly purchases. $150 x 4 $600</text:p>
      <text:p text:style-name="P1"/>
      <text:p text:style-name="P1">so a maximum of $600 a month for combined weekly expenses and $500 for monthly bills. $1,100?</text:p>
      <text:p text:style-name="P1"/>
      <text:p text:style-name="P1">Sex toys weed and alcohol are tbd but most likely monthly purchases.</text:p>
      <text:p text:style-name="P1"/>
      <text:p text:style-name="P1">I mean besides all that I don’t really need more money. To do what save it? Invest it? Thats not really me tbh. </text:p>
      <text:p text:style-name="P1"/>
      <text:p text:style-name="P1">I need to own everything and be free.</text:p>
      <text:p text:style-name="P1"/>
      <text:p text:style-name="P1">I agree that a remote job is ideal but you have to face the reality. Its isnt feasable. Working irl. Making money not doing hard labor is ideal.</text:p>
      <text:p text:style-name="P1"/>
      <text:p text:style-name="P1">Hmm. If thats the case then. Why. Isnt our whole point freedom? How exsacally does working irl, neding to drive to and from the establishment freedom? Neding to interact with blind individuals freedom? Forcing myself to wear yet another mask. </text:p>
      <text:p text:style-name="P1"/>
      <text:p text:style-name="P1">Could be. However do you honestly think that im going to get a remote job. Bc I doubt it. Sorry.i love you but you have to be honest. You cant.</text:p>
      <text:p text:style-name="P1"/>
      <text:p text:style-name="P1">Perfecting this tech bag. Collecting everything nessecary for hyguine. Workout qeuipment? Like what? Dumbells? A bar? Body weight exercises are best. Yeah you know what I don’t need equipment. Huh. I guess I could get a gym membership but im not even down for all that. K so</text:p>
      <text:p text:style-name="P1"/>
      <text:p text:style-name="P1">/// MINI PC \\\</text:p>
      <text:p text:style-name="P1">BIOS | Co<text:span text:style-name="T15">re</text:span>boot</text:p>
      <text:p text:style-name="P1">Operating System | Proxomx </text:p>
      <text:p text:style-name="P1">Router Firmware | OpenWRT</text:p>
      <text:p text:style-name="P1">DNS Filter | PI-Hole</text:p>
      <text:p text:style-name="P1">VPN | Mullvad</text:p>
      <text:p text:style-name="P1">Media Server | Jellyfin</text:p>
      <text:p text:style-name="P1"/>
      <text:p text:style-name="P1">/// LAPTOP \\\</text:p>
      <text:p text:style-name="P1">BIOS | Coreboot</text:p>
      <text:p text:style-name="P2">Bare Metal OS | QubesOS</text:p>
      <text:p text:style-name="P2"><text:span text:style-name="T14">Virtualized OS | </text:span>ArchLinux</text:p>
      <text:p text:style-name="P1">USB OS | TailsOS</text:p>
      <text:p text:style-name="P1"/>
      <text:p text:style-name="P1">/// CODING LANGUAGES \\\</text:p>
      <text:p text:style-name="P1">Scripting | Python | Bash</text:p>
      <text:p text:style-name="P1">Web Dev | HTML | CSS | JavaScript</text:p>
      <text:p text:style-name="P1"/>
      <text:p text:style-name="P1">so, we will gather everything we need to live. For the most part ive gatherd nearly everything tech and hyguine related. I know im missing some things and I will continue to research. </text:p>
      <text:p text:style-name="P1"/>
      <text:p text:style-name="P1">/// DIET \\\</text:p>
      <text:p text:style-name="P1">/// PHYSIQUE \\\</text:p>
      <text:p text:style-name="P1">/// FITTNESS \\\</text:p>
      <text:p text:style-name="P1">/// APPEARANCE \\\</text:p>
      <text:p text:style-name="P1">/// AESTETIC \\\</text:p>
      <text:p text:style-name="P1">/// SEXUALITY \\\</text:p>
      <text:p text:style-name="P1"/>
      <text:p text:style-name="P1">/// SOBER \\\</text:p>
      <text:p text:style-name="P1">Alcohol | </text:p>
      <text:p text:style-name="P1">Weed |</text:p>
      <text:p text:style-name="P1"/>
      <text:p text:style-name="P1">alright. We have 1 goal. Aapply to all these target jobs before I got to sleep. This 1 application is taking for ever</text:p>
      <text:p text:style-name="P1"/>
      <text:p text:style-name="P1">so. if I get 1 of these 6 target jobs. Every 2 weeks ill recive either 700 for 50 hours or 1000 for 80 hours. Both locations are 20 ish minutes away by car. I kinda really hope I get something from these. The pay is nearly the same as ups but im hoping the hours will be more consistant. Also its not back breaking labor. It seems chill. It doesn’t look like ill get home and be physically done. So it can legitimetly be used for the prefect sqedual. If the www is to be belived we get 2 paid 15 minute breaks we can take whenever we want and a 30 minute unpaid lunch break. If it really turna out that it isnt physically demanding. Don’t make this a fact. We can possiblly get high during work. Edibles of course.we don’t want to be stinking. Also pens are not my faviorite. Yes they get you blasted but you can litterally feel your body taking damage. Edibles are smooth and powerfull. Also. Smoking weed through a vape is ideal. I know we want to get high and do our normal degnerate behavior but remember dicipline. Getting high at work and being sober at home would create a good family dinamic. Of course I have my days off. Ideally ill still be getting high those days. Now in theory. Porn gaming would. No, I wont. We wont. Guys. We understand this is poision. Remember re integration of weed and alcohol will not be used for the same degenerate behavior. The dicipline to use them for work. Tbh im fine quitting alcohol for good. Its litteral poision and also cost way too much. Weed on the other hand is cheap and lasts for a long time. I have always had this plan to stock up. Collect dedicated jars of edibles and flower for sativa indica and hybrid strains. </text:p>
      <text:p text:style-name="P1"/>
      <text:p text:style-name="P1">Tree sun bird bug</text:p>
      <text:p text:style-name="P1"/>
      <text:p text:style-name="P1">so then whats the play? Well I mean we acould just not get high ya know. Its not liike thatl takw that long ya know? Or what? </text:p>
      <text:p text:style-name="P1"/>
      <text:p text:style-name="P1">So then like what now? Listen. Assuming we get an irl job. Surly I wont continue this degenerate path. We’re making a detailed list of all my nessesary equipment. Idealy I want all this in 1 backpack. The e3 is great for faraday protection. However the internal volume will not be enough for all my things. Remember I want 1 backpack for everything. The ability to grab and go. Remember the TO-GO Bag we consepted a while ago. This is it. At least in its infant stage. I bring this backpack everywhere I go. Along with my bike and transit card I will be able to travel all of chicago land with everything I own. See. Thast freedom. Now. Using this irl job to achive this 1 backpack dream is key. While working I will constantly be applying to remote postions so that I can move forward with stage 2. see stage 1 was being able to carry everything nessescary to live. Stage 2. is dissociating my ah and x personalites. See ah will live inrapid city sd. Make all legal documents updated to this location. Now. X will live in my parents house back in chicago. so. Now that I carry everything I need to live and my ah profile is dissociated from my x profiles im closer to freedom. Now for stage 3. it begins with buying land. This part is hazy for being so far intot he future. However. The premiss is to buy land and build a compound. Again. Its hazy. So these details are subject to change. </text:p>
      <text:p text:style-name="P1"/>
      <text:p text:style-name="P1">/// 1 \\\</text:p>
      <text:p text:style-name="P1"/>
      <text:p text:style-name="P1">- secure irl job close to home which pulls in a minimum of $300 a week</text:p>
      <text:p text:style-name="P1">- force myself onto the perfect sqedual</text:p>
      <text:p text:style-name="P1">- use income to purchase all nessecary items for backpack</text:p>
      <text:p text:style-name="P1"/>
      <text:p text:style-name="P1">/// 2 \\\</text:p>
      <text:p text:style-name="P1"/>
      <text:p text:style-name="P1">- secure a remote postion making a minimum of $2,000 amount of money a month</text:p>
      <text:p text:style-name="P1">- dissociate anthony hernandez profile to rapid city sd</text:p>
      <text:p text:style-name="P1">- dissociate x profile to my parents home</text:p>
      <text:p text:style-name="P1"/>
      <text:p text:style-name="P1">/// 3 \\\</text:p>
      <text:p text:style-name="P1"/>
      <text:p text:style-name="P1">- become overemployed</text:p>
      <text:p text:style-name="P1">- save all my money</text:p>
      <text:p text:style-name="P1">- travel the world</text:p>
      <text:p text:style-name="P1"/>
      <text:p text:style-name="P1">/// 4 \\\</text:p>
      <text:p text:style-name="P1"/>
      <text:p text:style-name="P1">- buy land</text:p>
      <text:p text:style-name="P1">- build compound</text:p>
      <text:p text:style-name="P1"/>
      <text:p text:style-name="P1">okay so I might not get any of theses target jobs whhich is very discrouaging. But I wont give up not again. so. I like the idea of retail. Not food retail. But fashion retail. Clothing stores type shit. Anything that doesn’t requiire much human interaction and is genuenlly lightwork. Not back breaking labor. I know I could possibly work wioth my dad but those are too many hours tbh. 6 days like 6 hours. Nah im good. Okay so continue applying. Hey you wannaknow something poggers I had the urge to masturbate after I woke up and peed but I didint. Insdtead I resista=ted the urge to grab my phone and layed there. Eneded up going tback to sleep whiuch wasnt the play. So yes. I have denbtifed the trigger., I am more than capape of opening a toab and searching for porn right now as im writing this but I cant. My phone is where iwa stch porn. Resisting the urg to not grab my phone is key. Also. Its a time waster. I mean yes typing this monologe is wastefull too but its more productive than just dicking around on my phone for fuck all. At this pc sitting ont this cahir it feels ike work mode. When I grab my phone it feels like slacking off time. Aka mindless content or porn. I erkmjan yes at my pc im resisting the urg to play overwatch. Its becooming incrressingly difficult but yeah ill keep applying. To whwre tho? I mean I could go back to ineed and apply thoiugh the company websites I guess. Sure. But tbh im out of ideas. For some reason I cant apply to walamart bc I don’t rememebr my password and cant rteset or make a new accouint so thats scuffed. But yeah. Im highkeye proud weve resisted this urge. </text:p>
      <text:p text:style-name="P1"/>
      <text:p text:style-name="P1">Oh another thing. My erar problem. It has entirely faded agaain. The buzzzing and the humming in the left ear is gone. Completely. Also the hollow air tunnle thing when I bend over is gone too. The only thing that is hjere is the “ringing” and that obnouqious starting and stopping buzzing. Much like tht left ear I cant notice it when there is noise. ie. my pc and me typing. Or tother people typingbut yeah. so. My nose. I can feel it dripping. Kinda. Or maybe im just amking it up./ I mean I should begin testing the nose spray. But yesh. Alright I just didi the nose spray. Will update agin if it gpoes away. Ill do it agaain befoire I go to sleep. Ill do this for a feew days until it either goes awqay or comes back completely. If the ladder I know the solution isnt the noise spray and well go on. If it continues being gone then it might be a help and if it makes everything go away then we founf it. But okay. Apply apply apply. </text:p>
      <text:p text:style-name="P1"/>
      <text:p text:style-name="P1">I wwant weed. How many at this point have I said this. Why don’t we do it then? I mean. We could? Whats the issue then? Quite possibly perhaps maybe. See. Even if we gewt this target job. The eprfetc sqedual. Achive our goals fast ya know along witht hat backpack. So then and only then will I have proved that im capapcle of handling weed? Is that it? So weed is within my grasp soont hen. How soon? I mean you can actually get a numberr for how much all thi sbackpack stuff and the tech will cost. Im estimating somehwre in the 5 thousndas. A lot of it is 1 time purcvhases so the reall bulk is the 1 time stuff. Also. How about ourt taxewsa? I know we don’t want to pay them? Whoci im all forbut are we confident that we can succdd with outr thios?</text:p>
      <text:p text:style-name="P1"/>
      <text:p text:style-name="P1">I mean you know im down. Im just tryna chill. Target seems like the spot. Stiocking shelves I can do pease of mind. Wearing jeans too. Sexy ong. While woerking on myphysqie I can m aybe score someone who knows? Regardless of it tho. Having flower and a vape with edibles from michigan is too good. Listen. While being on the prefect sqedual. We are golden. There is onl;y 1 slight issue. My family. Stven seems to continue working at ups sorry for him tbh but okay. Hours vary but its from maybe 3am to 9am ish. My dad is 4am to 12pm ish. My mom and brandon are mon to fri 8ish to 6ish. So I want to use weed. You know this. Also. Not saying ill wach porn. But I neeed to matuabte as well. Witht he toys of course. You know this already so what am I gonna add. so. We know and have agreed that if its this targfet job or similar easy labor. We will go inot work hgigh. Wither smoking from a dry herb vape or eating edibles. Now. Thats all fine. However we will have days off. And same as daysa working. I will want to get high withuin the time frame allowed. So that means I will nee to once again avoid my parents. Now. Im all for this. However. One small issue. While im opene ot tell them I smoke. Doing it while they are home is another level, u know u ysed toi do uit anyway. But this time is different. I don’t want to disrespect them. So of course no smoking in the house but even then. I can always smoke outside. Then come back insiude. Also the dry herb vape supposably doesn’t leave much of a smell. So maybe even in the summer. I can smoke indors but blow the smoke out the window. And cover my door and vent properly. Anywasy tho. Bac tot eh premise. On my dasy working ill be high aty wportl. And my days off I will be high here at the house. Now. I am all on board witht the sqedual. Im so down to prefect ourtselves. Now. Masturbating. Thats the one thing. Im fine with tht emeals the workouts the reading mediutra. Everything im fine with. You cannot rob me of sexual pleasue. Porn. Sure. I can identifie now how its killing me. But mastuabtion? C mon. you cant. And you knwow how we get when we’re high. Horny. Right. so. Listem. For now im just saying okay. But yeah. Alcohol can go fuck itself. I don’t want it. I don’t need it. Im far better off without it. Nowe. I can say the same about weed. You are correct. However. It helps us. I know it does. We get creative. The ideas we form are extrotenary. Not alwasys coherant but solid foundatiosn for debate. Alcohol just makes me stupid and unable to focus on a task. Also the hangover. I know I can drink certain alcohol to minigate the effects. But still even is minamized its still not pleasurful.lastly the cost. Nearly 20 bucks every sinlg etime I wanna do it? Tweaking. With weed. No hangover no bad feelings. Only thing is withdrawl. But even then. Its a week at max and its not bad. Ive experianced it too many timews now so no big deal. The cost is benificial. Edibles are 5 bucks. Weed by the 1/8th 30. so. Seems like a few dispenceries in kalamazoo area sell oz by the 100s. Thats not bad. Thats great. 300 for 3 oz of weed. And about 200 for 15 200mg edible packs. Total 500 for well more than a month. Dude thats crazy. </text:p>
      <text:p text:style-name="P1"/>
      <text:p text:style-name="P1">What happened? Why do I feel so shit today? Hopeless. Alone. Why. I was fine yesturda. no. no I wasnt. I wa sleeping all day yesterday. What. I stayed up to 2. omfg.</text:p>
      <text:p text:style-name="P1"/>
      <text:p text:style-name="P1">Okay. Im back. Alright. So recap bc you’re probably lost. I was falling back into a dangerous mindset. One of pain and sorrow. Basssically I belive the term in doomer. My anyways. I snapped myself out of it. Im aapplying to retail places. Ive worked fast food akaa papa johns. Its hot sweatly and generally stressfull if I don’t get eh food right. Warehouse aka amazoin fullfilment driver statioins fuck them tbh.the pay is decent but for the shit management im out. Saem for the amamzon driver. Ass managemnt. Maybe other dribvers jobs will fare better but yeah. Lastly ups. Horrible hours. Retarded management as per usual. Shit pay fgof ther labor. Now. Out of all that. Retail is all I havnt done. Seems the most chill. So, target bassically said fuck me. 14 jobs not 1. so. Walamrt next. I think it was maybe 10 cant rememebr tbh. But yeah lets wait and see. There are other retail places but I like the ideal of more fashion or tech related areas. Not groceries. But yeah jewle or walgrees cvs ya know. Costco sams club etc. of cource I can always look on indeed for not big box companie jobs. But yeah. For the sake of myself. Big retail first. Remember I only want his job to achive the prefect sqedual and 1 backpack. Then we move forward with remote work etc etc. but for now that is my objective. Integrating weed and masturbation is a near must however weed only within designated time frame and masturbate without the use of pornogrphic material. Spunds good tbh. </text:p>
      <text:p text:style-name="P1"/>
      <text:p text:style-name="P1">I talked about buying a vibrating or thrusting butt plug to use while at work to stimulate me. Edge myself. I find this extremly hot tbh. Then my days off. Get blasted off concentrate and masturbating to my wildest fantasies. But yeah, retail. Apply apply apply apply. Okay. Gotcha. Bye for now.</text:p>
      <text:p text:style-name="P1"/>
      <text:p text:style-name="P1">Tbh I ahvent read throgutht he other doc much. Tbh. Great work. Its very refined. Nice job. So all that needs to be simplifed enough to fit inside of a xL backpack. Okay. Semms resnable. I just need to take out everything that isnt directly nessecary. I think the bulk of that will come from clothes. I really need to consider what it is im trying to wear. I mean due to my low body fat and high motabolism. I need layers. I mean. I can maybe fit most of that. The only stuff really is the uncropped clothes. I really like the look of cropped. Esspecially once I have my ideal body figure.</text:p>
      <text:p text:style-name="P1"/>
      <text:p text:style-name="P1">/// FARADAY \\\</text:p>
      <text:p text:style-name="P1">Backpack | SLNT E3</text:p>
      <text:p text:style-name="P1"/>
      <text:p text:style-name="P1">listen this backpack has high promise but its too small. I am going for a 1 backpack solution. Everything I need. Remember this is my TO-GO bag so to speak. In a crisis situation I need to grab this backpack and leave and be rest assured I have everything I need to survive. Im going to need more than 30L that this bag offers. I can always buy seperate faraday bags to store all my tech. Okay. Ive been able to minalize my clothing to a few less items. My 1 issue is that I want to dress femanine right. But im not fully out ya know. I might have to hide in pants for a bit. Crop hoodies and shirts I mean its sus but not too far fetched ya know. But short shorts and skirts c mon. there is no hiding that. The jewlery is fine. However the ideal character model I imagine is like a post apocolypic mercenary. I mean ill keep refining the list</text:p>
      <text:p text:style-name="P1"/>
      <text:p text:style-name="P1">retail. It seems like it sucks. Wither shit management or overworked. Typical for any of these wage jobs tho. Honestly looks better than warhouse. Yeah it pays more esspecially overnight shifts but the labor isnt worth it. Driver jobs seem to have potential but the pay isnt there sadly. Fast food seems like something else I might consider. But for the most part. </text:p>
      <text:p text:style-name="P1"/>
      <text:p text:style-name="P1">Retail or fast food. Something not backbreaking. I just want to chill. Earn my 300 to 500 a week check working 25 or 40 hours ya know. I mean there are other obsure jobs posted on indeed and shit but they are either scams or outdated. I could visit the actual carres website but that just too much work. But yeah probably nessecary. Anyways tho. Regardless of the job we have the mission at least phase 1. the to-go backpack and perfect sqedual. Working this shit job until I complete both and then begin phase 2. honestly it would likely take 3 ish months saving 1000 each month to complete the plan. </text:p>
      <text:p text:style-name="P1"/>
      <text:p text:style-name="P1">The prefect sqedual I agree is perfect. If im not working im studying. Beautiful also the entire day is planned out for progress. Efficently prefecting myself. Being able to affor this lifestyle is easy. The diet should be easy as I don’t really eat much of anything. Only consuming water helps. I cant even remember the last time I drank anything but water lol. Stopping eating out will come naturally once I start working out. Still. There are only a few places I eat out from. Ive noticed tho that having available food at the house makes me not want to eat out. The workout equipment I wont need because I belive in body weight exercises. </text:p>
      <text:p text:style-name="P1"/>
      <text:p text:style-name="P1">The to-go backpack is mainly 1 time purchase items. The bulk being laptop mini pc eletric bike and clothes. Everything else really only needs to be purchased once upfront. The onlt things that need to be replaced every so often is pre made meals and hyguine products.</text:p>
      <text:p text:style-name="P1"/>
      <text:p text:style-name="P1">so my addictions. I still very much want weed. Its not like im feeing for it but I am nearly constantly conjouring plans to reintegrate it in my life. But yeah we all agree alcohol is finished. so. That leaves porn and gaming. Ive been able to detern the root causes. My phone triggers porn and my pc triggers gaming. So how do I fix these triggers. Well. Get a burner phone so I litterally cant acsess porn. Get a a laptop which isnt capable of playing games. Simple enough. so. That being said. That will fix those issues. Now as for porn. Will I still be able to view porn. Yes on my laptop. The experience isnt the same tho. Even back when I did have a laptop I didn’t watch porn on it bcasue I had my phone. Now also witht eh laptop gaming. It might still be able to play some non demanding games such as minecraft geometry dash wizard 101 etc. so I mean I can still gam but not just AAA. so. That is still a massive imporvemnt. Also. Gettign rid of my phone makes me a better human overall. A status symbol if you may. When in public or with a group of people. When things get quiet and they all pull out their phones I will be there gigachad aura embracing the silence. </text:p>
      <text:p text:style-name="P1"/>
      <text:p text:style-name="P1">so. looking at malls for potential retail stores to work at is proving to be succsessfull. Only 1 issue. Nobody lists their hourly pay. I mean like I said. For part time I need at least 300 a week after tax and for fulltime I need at least 500 a week after tax. </text:p>
      <text:p text:style-name="P1"/>
      <text:p text:style-name="P1">So why retail? Not physically demanding. I mean thats bassically it. I aint tryna do labor. I just want to work get my check and leave. Retail offers that. Yes management will be horrible. Yes dealing with idiot customers will be painful. But its chill and relaxed. I do my 5 to 8 hours and come home not feeling physically drained. Mentally maybe. But remember I plan on being high while at work so that will make it bareable. Also the teasing with toys while at work will keep things spicy. Remember too completing my 1 backpack goal will allow me to be free. Once summer comes around. I have the choise of traveling to work using my eletric bike and public transport. I mean some of these places are pretty far too. Wait. Lets calculate the prefect sqedual timing please?</text:p>
      <text:p text:style-name="P1"/>
      <text:p text:style-name="P1">“free time” aka getting high off weed, pleasuring myself sexually, consuming mindless media, playing pointness video games, or part-taking in disengenuous social interactions.</text:p>
      <text:p text:style-name="P1"/>
      <text:p text:style-name="P1">we agreed that we wont continue playing video games. Remember? We loose we feel like shit, we win we feel nothing. Single player games are painfully boring. Alrgiht I agree. Whats next? Okay so I removed some. All I have now is weed sex music content. So in total working an 8 hour shift I have 3 hours for these activites. Okay. so. I just looked up porn on my pc and immetly want to masturbate but bc I put my phone away I no longer have the urge. I still want too but wihtout my phone I cant. Rip. Just started a game of overwatch to take my mind off it. </text:p>
      <text:p text:style-name="P1"/>
      <text:p text:style-name="P1">holy fuck. Ive been right this entire time. The detachment from society. This backwords society. Being 100% self sufficient. Completly independent of the machine. Ive talked about this. I have been right this entire time. Everyone around me has been viewing me as crazy. Listen. We might have to reevaluate our plans. I know we feen for weed. But tbh im starting to see something. The couruption. The hyjacking of my mind. I want to go back to enslavment. Weed? Enslavement? How? Unless we gain control over the high state? Is that not what we examined? Otherwise what is the point? Perhaps it makes sense that we reframe from weed for a while. Were aproaching 70 days. We need to go longer. Something is different about weed compared to alcohol. Im struggling to let go? Why? At this point in my alcohol sobriety journey I was able to let go. With weed I cant. Is it just a mental framework issue? Do I need to tell myself its over? I have havent I? Ive told myself in recent weeks and days that the reintgration of weed is something im all for. Because it “helps” me. What exsacly is it helping? I mean ive been able to sustain myself so far. I mean for the most part its not like ive fixed my life. I still have the same shitty diet. No fittness progress. Bad mental habits. Porn and gaming addictions. The whole reason is the perfect sqedual right? </text:p>
      <text:p text:style-name="P1"/>
      <text:p text:style-name="P1">So we get 2 paid 15 minute breaks and a 30 minute unpaid lunch. Not bad tbh. Now. Okay. I understand that we want to get high at work. I get that. How would we integrate it? Also. What are we going to eat at lunch. There isnt much around to get. Also its not like I have a lot of time to go get something. Likely will be chilling in my car or the break room. Now. Edibles would work the best tbh. No risk of stinking. Hmm. Slight issue tho. They might get me too high. The actuall flower I have the most control over. Also doesn’t last as long as edibles. Well. Okay. So thats a future issue. Can we settle this food situation? What are we going to eat on break? We cant go 8 hours without eating. We need something. Fruit vegtables? I mean I don’t eat snacks currently. I really do only eat twise a day. So I mean. Thats too long tho. 8 hours. I guess yeah fruits and vegies. I don’t want candy or chips or frozen meals. Right. Problem solved then. Well bring fresh fruits and vegies to work. Following that harvard guide. oh. Thats right. It courupted. Okay. We can do it again. Formulate my meals. The exercises too. Okay. We got this. Right. so. Do the interview tomorrow. Formulate my answers tonight. Should be zzzs tbh. But yeah. My checks are bi weekly. Sucks but whatever. Range from 600 to 1000 depending on hours. Right. so. Do not forget. The point of this job is the 1 backpack and the prefect sqedual. Selling all my belongings is something I want to do as well. I mean naamely my pc is all I own. Beacsue os how outdaated it is its probably worth like 1500. idk. All I know is I don’t want it anymore. so. Maybe I can find a buyer at this job? Maybe. But anyways. I don’t want anything. Everything I own needs to be in a single backpack and possibly a duffle bag. Nothing more nothing less.</text:p>
      <text:p text:style-name="P1"/>
      <text:p text:style-name="P1">What is this. Why am I like this. Why cant I make decisions. Im not going toget this target job. Im not confident. So anyways. Back to the drawing board. I just</text:p>
      <text:p text:style-name="P1"/>
      <text:p text:style-name="P1">so im not gonna rpetend I can finish that previous thought. Becasuee I cant. Now. This job. Sqedual. Go hand in hand. The whole 1 backapck is beautiful. So then why? If the high state fragmented me. Forcing me into a false perseption of my life. Conjourned this disjointed pieces of my thoughts. Those alters. I rekon I just have shit memory. Sometimes its better ort worse but never the less it isnt consistant. Ive been having dreams again. “visions” as I once called them. My mom justed asked me if im okay. After a short poause I replied “sure”. She also hugged me with a <text:s/>slight smile. I failed to make eye contact and reproduse a smile of my own. I also didn’t hug back just simply kept my arms to the side. Not entirly sure why I did that. I mean. Surface level. It was beacasue my window was open and my fan was on. I knew she would be tweaking if she saw that. Hense why I paused before opening my door. But deep down. In the sub consions. Why did I react like that? Why? I could have hugged back make eye contact replied a more reashuring response. Well. That passed. Just wanted to note it for you. So I know we havnt put together a cost for all the items. I argue no more than a few thousand. I belive you wrote previously thjat the bulk was the latpop phone pc initial cosmetics wifi and cell bills. Besides that. 300 to 55 a week is going to cover that. Only isse is the weed. Its expensive. At my worst. I was going though a 1/8th a week. Most of the time less. Id sometimes be making 2 stops at the dispo every week. Or one trip for some combination of edibles flower and carts. Anyways tho. That is illinois. Witht he revelation that miuchigan has got that gas fro cheap I will never buy weed from illinois ever again. Now. Edibles are dirt cheap. 5 to 10 bucks a pack. Flower. By the ounce is 100 to 150. I wont use carts anymore. Concentrate seems like the way to go however I feel like it wll burn through extremly quickly. I don’t want to be making constant trips to michigan. More like a 1 a month things. Or better. Once every couple of months. So edibles. Are great. Tolerance goes throught the roof quickly tho. Never tried concentrate however my only fear being ill use all of it too quickly. Flower. Erig most definetly. A ball vape seems like the go to however its not portable and thats upsetting. A dry herb vape is but they don’t seem like the move. The puffco + concentrate seems to be the shmood. I just cant see myself buying all that concentrate at once. </text:p>
      <text:p text:style-name="P1"/>
      <text:p text:style-name="P1">So based off the refinerys website im able to buy a total of 30 packs worth of Sativa+Indica+Hybrid edibles for just about $200. Each pack of edibles contains 10 20mg gummies. Thats a total of 300 edibles. That is nearly 1 edible every day for an entire year or 2 edibles a day for half a year. Edibles are fine by me tbh. However the tolerance issue is in play. Thats why I need something else. Welcome concentrate and the puffco peak pro. Okay. So concentrate seems to be the best in terms of getting “blasted”. However going through a gram a week is wild. Soming back with 30 grams means ill have to. Wait actually. 30 grams at 1 gram a week is nearly 8 months of dabing. Hold up. Okay. Edibles are a forsure fact. Im just needing to make the desion between dry herb vaping or dabbing. The puffco seems awsome. Like a true stoner. However its just too much. To buy 30 grams of concentrate cost just about $300 to $450 before tax. Okay. I made my decision while shitting lmao. Okay. So dabs aka concentrate yes they get ou blasted right. But the issue is the wastfullness. Theyre good for moderate use. Like a gram a week right. But hear this. Getting 3 ounces of flower, vaping it, using the vaped flower to make edibles or smoke it out of a bong. Okay okay okay. Consulting the www page reddit ive learned that smoking avb isnt worth it. Tastes bad and doesn’t get you too high. However. Many users suggest making highly potent edibles witht the avb. This makes the most sense to me. </text:p>
      <text:p text:style-name="P1"/>
      <text:p text:style-name="P1">Vaping flower and eating edibles are my final decision. Alright. I fuck with this tbh. So to recap. 30 packs of edibles and 3 onces of flower. Okay. I don’t want to make trips often. Maybe 1 trip every 3 months ya know. So I know that I would go through a 1/8th a week maybe less but for the sake of easy math lets say 1 week. Acording to the web there are 8 1/8ths in a ounce. So back when I was using heavily id use 1/8th of weed in a week. Following that same method id finish an ounce in 2 months using combustion methods. Now we introduce vaping. Vaping a 1/8th a week seems do-able. Okay perhaps regulating my usage to the desegnated hours aka work will push my 1/8th to 2 weeks. So by this logic my 1 ounce of flower will last me potentially 4 months. Lets be generours and say I use more than that. Id use an ounce in 3 months. Wow. And I use the vaped flower to make highly potent edibles. Wow. Alright ive made my decision. </text:p>
      <text:p text:style-name="P1"/>
      <text:p text:style-name="P1">The estimated cost for the edibles+flower is something like $600 minimum every 6 months. So how about 1 trip a year? I mean. Being 100% real. Im still addicted. Researching this deep into this has made me realize im still addicted. This is just a prolonged tolerance break. Like im about to hit 90 days sober. I swear on everything I don’t even think about drinking. It actually discust me a little. With weed however. Im all in. I don’t know why. I could quit perminetly but I cant see myself doing that. Here. How about this. We get a job. Retail or the like. Get onto the perfect sqedual build the bacpack and then we reintegrate weed should we need it. See. I think we only take a depensive take on this is because I have yet to actually makes plays twords imporving my life. Completion of the above things allows me to actually see if I need or want weed back into my life.</text:p>
      <text:p text:style-name="P1"/>
      <text:p text:style-name="P1">Okay. So im currently looking at places to apply too. Remember a lot of places don’t list the pay on the application but remember if the postion is part time I need at least 300 a week iif its fulltime 500 a week. These are minimum so always look for more if applicable. Also. Driving 30 minutes seems to be fine. No more than that tho. Also. Retail. No fast food, warhouse, drivers. Retail. Alright. I don’t want cashire right? That sounds horible tbh. I just want tos tock and be by myself maybe and help customers occasionally.</text:p>
      <text:p text:style-name="P1"/>
      <text:p text:style-name="P1">Okay ive gone though multiple malls and picked the shops I think id enjoy working at. Nearly all of them are shops ive been too or I know the same of. There were hundreds of other shops but I perfnally have never been tot hem and yeah. Might be missing great oppertunites but whatever. If im bering real. Working at amc doesn’t seem all too bad. Plus the free movies. Not that id actually watch anything but hey I could start. Maybe even take someone on a date. Just saying alright. Anyways. Nearly everything on that list is clothing stores. Some are different but yeah. Well. Im kinda hungry I cant even lie. </text:p>
      <text:p text:style-name="P1"/>
      <text:p text:style-name="P1">I am capable of surviving in the Hottest Desterts - Coldest Plains - Tallest Mountains - Deepest Oceans - Wettest Jungles – muddyest swamps – Densest Forests – to anywhere in between.</text:p>
      <text:p text:style-name="P1"/>
      <text:p text:style-name="P1">See, all I want is complete independence. Never having to rely on anyone for my survival. Our owners have based their entire power structure over complete control of our need to survive. Paywalled our food, water, housing, medicine, eductaion, transportation, communications etc etc etc. Forced us all into a <text:s/>meaningless ; outright pathetic existance. Their constant redefinition of vocabulary to compliment their rein over everyone. No matter if you’re the billionairs or penniesairs of the world we are all treated the exsact same. The higher you climb their thorn infested ladder the more free you come. Look at all these great thing I can buy. My new house, car, degree, kids etc etc etc. You are the owned ; you don’t own anything. The moment you act out of line ; gone is your entire way of life.</text:p>
      <text:p text:style-name="P1"/>
      <text:p text:style-name="P1">So is that it? I just need to detach? Itsnt that also called enlighenment. I mean I guess. Dude im so comfortable being in silance. Just sitting doing nothing is blissfull. Taking every though and expanding on it. Thinking out loud for clarification. Im not addicted to my phone. Again. I only use it for porn and communicating with my immediet family. As for any other tech addictions. Yeah. I enjoy tinkering with my system. Learning about new tech is always reviting for me.having a laptop is key. Not a powerfull one because im not trying to do anything crazy. Even with my highend pc I still don’t record any gameplay. I could get more storage but nah. Im not interested in creating content. I might be interested in making some sort of income from the internet. But now right now. All I want right now is the perfect sqedual and the 1 backpack. Thats the equation. I need to be capable of performing everything nessecary for the perfect sqedual in 1 backpack. Wow. Thats a great frame of referance. </text:p>
      <text:p text:style-name="P1"/>
      <text:p text:style-name="P1">Everything required for the perfect sqedual must fit inside 1 backpack.</text:p>
      <text:p text:style-name="P1"/>
      <text:p text:style-name="P1"/>
      <text:p text:style-name="P1"/>
      <text:p text:style-name="P1"><text:tab/></text:p>
      <text:p text:style-name="P1">Too fucking many SNIPES</text:p>
      <text:p text:style-name="P1">im good t-mobile &amp; verizon &amp; AT&amp;T</text:p>
      <text:p text:style-name="P1"/>
      <text:p text:style-name="P1"><text:tab/>N/A H&amp;M</text:p>
      <text:p text:style-name="P1"><text:tab/>N/A KOHL’S</text:p>
      <text:p text:style-name="P1"><text:tab/>N/A Apple</text:p>
      <text:p text:style-name="P1"><text:tab/>N/A Dicks Sporting Goods</text:p>
      <text:p text:style-name="P1"/>
      <text:p text:style-name="P1"><text:tab/>ASSESMENT AMC Theaters</text:p>
      <text:p text:style-name="P1"><text:tab/>ASSESMENT ROSS</text:p>
      <text:p text:style-name="P1"/>
      <text:p text:style-name="P1"><text:tab/>#Athleta</text:p>
      <text:p text:style-name="P1"><text:tab/>#Banna Republic</text:p>
      <text:p text:style-name="P1"><text:tab/>#GAP</text:p>
      <text:p text:style-name="P1"><text:tab/>#Old Navy</text:p>
      <text:p text:style-name="P1"><text:tab/>#Foot Locker</text:p>
      <text:p text:style-name="P1"><text:tab/>#JCPenny</text:p>
      <text:p text:style-name="P1"><text:tab/>#Lids</text:p>
      <text:p text:style-name="P1"><text:tab/>#TJMAX</text:p>
      <text:p text:style-name="P1"><text:tab/>#FOREVER 21</text:p>
      <text:p text:style-name="P1"><text:tab/>#HOT TOPIC</text:p>
      <text:p text:style-name="P1"><text:tab/>#Michaels</text:p>
      <text:p text:style-name="P1"><text:tab/>#Gamestop</text:p>
      <text:p text:style-name="P1">Holister</text:p>
      <text:p text:style-name="P1">Aeropostal</text:p>
      <text:p text:style-name="P1">Spensers</text:p>
      <text:p text:style-name="P1">Express</text:p>
      <text:p text:style-name="P1">American Egal</text:p>
      <text:p text:style-name="P1">Barnes&amp;Nobal</text:p>
      <text:p text:style-name="P1"><text:soft-page-break/>Escape The Room</text:p>
      <text:p text:style-name="P1">Levis</text:p>
      <text:p text:style-name="P1">Macys</text:p>
      <text:p text:style-name="P1">Nordtrom</text:p>
      <text:p text:style-name="P1">Pshyco Bunny</text:p>
      <text:p text:style-name="P1">Vans</text:p>
      <text:p text:style-name="P1">Addidas</text:p>
      <text:p text:style-name="P1">LEGO</text:p>
      <text:p text:style-name="P1">MARIANOS</text:p>
      <text:p text:style-name="P1"/>
      <text:p text:style-name="P1"/>
      <text:p text:style-name="P1"/>
      <text:p text:style-name="P1">okay here I go again ranting about the same thing. Ive already agreed tot he perfect sqedual the 1 backpack and now the reintuduction of weed and the use of sex toys. I still have a few thigns to discuss. My porn and gaming addictions. Now. Remember we were able to determain that my porn addcition is a result of my phone. And gaming is a result of a capable pc. Hense why we agreeed to get rid of them. Interesting. Fuck. You may be correct. How? I guess it is a factorfo asking this question again. Do I actually enjoy porn and gaming or is it the feeling of enjoyment something I force myself to belive. Porn is enjoyable bc of the imagination of various senarios. Toys fix that tho. Damn. Alright gaming. I “enjoy” it? Maybe not. I play them sure, but enjoy maybe not. Id say I enjoyed them morewhen I had irl people to play with. Event hat short segment of playing with online friends. Okay, so I still need to quit porn and gmaing. Got it. Ill work on it. My other bad habit, eating out/eating in. im already not eating frozen meals. Hopefully my mom doesn’t buy frozen pizzas again because eim certain I lack the strength to resist. Im eating a lot more at home. I resisted the urge to buy gas station today. I think ill continue this trend. I know I made a promise to myself that id only eat out if it was free. However I broke that many times since I made that agreement. Now. Eating a lot more of what my parents cook has ben helping a lot. Not saying I enjoy iy but its much more nutrient than eating out. My fittness has made no progress. Namely I want to work on lower body. Upper body is whatever. So what to do on my “free time”. Get high, masturbate, consume media, *GAME/PORN*</text:p>
      <text:p text:style-name="P1"/>
      <text:p text:style-name="P1">/// MUSIC \\\</text:p>
      <text:p text:style-name="P1">Alan Walker</text:p>
      <text:p text:style-name="P1">TheFatRat</text:p>
      <text:p text:style-name="P1"/>
      <text:p text:style-name="P1">/// PODCASTS \\\</text:p>
      <text:p text:style-name="P1">Joe Rogan</text:p>
      <text:p text:style-name="P1"/>
      <text:p text:style-name="P1">/// GAMING \\\</text:p>
      <text:p text:style-name="P1">Overwatch</text:p>
      <text:p text:style-name="P1">Wizard 101</text:p>
      <text:p text:style-name="P1"/>
      <text:p text:style-name="P1">/// YOUTUBE \\\</text:p>
      <text:p text:style-name="P1">Technology</text:p>
      <text:p text:style-name="P1">Privacy</text:p>
      <text:p text:style-name="P1">Security</text:p>
      <text:p text:style-name="P1">Linux</text:p>
      <text:p text:style-name="P1">Coding</text:p>
      <text:p text:style-name="P1">Software</text:p>
      <text:p text:style-name="P1">Hardware</text:p>
      <text:p text:style-name="P1"/>
      <text:p text:style-name="P1">I just did it. I masturbated without porn. Using my imagination. I lasted maybe less than 5 minutes. Ngl it took me a bit to get hard. The senario I imagined was alissa next to me on my bed and she asked to touch my penis afterwrds I pulled her to all fours and told her to spit on it and put it in her mouth. All while I stared at her ass in jeans and rubbed her fine butt. Then I was picking up alissa for school and taking her to the highway where she climbed in front of my seat and was giving me a blowjob. Then I pulled over and told her im going to fuck you. I pulled her up onto me with her pants and panties removed. She slid my dick inside her extremly wet pussy. I said to her your so wet from sucking my dick. She was so tight. She began ridin me a bit then I pulled her close and fucked her hard and fast. She was numb and moaning. I stopped and she said no keep going im going to cum. I then repositioned myself and went 100%.she yelled im cumming and I came inside her at the same time. </text:p>
      <text:p text:style-name="P1"/>
      <text:p text:style-name="P1">Tbh its highkey fucked upped I imagined my neice but I cant help it, shes so hot. Anyways thats it. Dude. I can imagine how absolutly wonderful using my sex toys would be for imagining me fucking her. Anyways. After or as I came I also imagined alice delish. Only a few frames tho. Looking at porn is wild. I have been fighting the urge all day. I havent use my phones at all today or played games. Ive just been applying. This addiction is strong but my will to resist is growing. Right. Well. I guess back to applying. I really only want to work at clothing related retail stores. Not groceries or sales. I know cashiring sucks but fuck it. I don’t want sales because it involves directly communicating with customers and its not something I want to do. I ahte being sold things and I don’t want to be that employee. Now groceries suck. I hate grocerie shopping for myself. Id rather stock and check out clothing items than food. Also fast food. Hot sweaty greasy. Nah im not down. Not that I like clothing but I do women clothing but I cant show that in public anyways tho clothing retail. Gamestop isnt clothing related but hey maybe gaming will be fun. Im not a gaming nerd at all so yeah. </text:p>
      <text:p text:style-name="P1"/>
      <text:p text:style-name="P1">Im taking cold showers again too. Tbh its nice. Cold yes. But nice. I still maybe feel my hair dry. Its been a long time now since ive used shampoo. I never kept tract but maybe its about 2 ish weeks now. Im aproaching 3 months without a cut too. Well thats it for that I guess. Im figuring out what lower body exersises I want to do. I have braoud shoulders and no hips. Rip. My calves are thin yay! So I figures out</text:p>
      <text:p text:style-name="P1"/>
      <text:p text:style-name="P1">/// ARMS \\\</text:p>
      <text:p text:style-name="P1">Shoulders</text:p>
      <text:p text:style-name="P1">Bi-cept</text:p>
      <text:p text:style-name="P1">Tri-cept</text:p>
      <text:p text:style-name="P1">Fourarm</text:p>
      <text:p text:style-name="P1"/>
      <text:p text:style-name="P1">/// CHEST \\\</text:p>
      <text:p text:style-name="P1">/// BACK \\\</text:p>
      <text:p text:style-name="P1">/// ABS \\\</text:p>
      <text:p text:style-name="P1"/>
      <text:p text:style-name="P1">/// LEGS \\\</text:p>
      <text:p text:style-name="P1">Glutes</text:p>
      <text:p text:style-name="P1">Thighs</text:p>
      <text:p text:style-name="P1">Hamstrings</text:p>
      <text:p text:style-name="P1">Calves</text:p>
      <text:p text:style-name="P1"/>
      <text:p text:style-name="P1">perhaaps I should do 1 body aa day bc I want to mainly grow my lower body. Arms back chest abs arnt a massive priority.</text:p>
      <text:p text:style-name="P1"/>
      <text:p text:style-name="P1">92 days sober from weed and 133 days sober from alcohol. Not gonna lie. I feel the sameish. Not really. I can feel my dependace on weed finally fading. I wrote about this on my phone ut ill summerize it here. I want weed back, do I? What is it about wee that I want? Concultion. Escape. The comfort of my current life situation. Because yes I hate my life. I hate that im addicted to porn/masturbation. I hate that im constantly wasting my time playing videogames when I should be perfecting my tech skills. I hate my family. Each of them. Whenever I hit points like this. Where I don’t know what to do next. I think about with watching porn or gaming. They arnt things I enjoy. They are activites ive programmed myself into doing when faced with bordom. Ive cut out social media. That has been the biggest help. I still use it yes. Its unavoidable in the 21st century. I use reddit. Mainly for porn but I do scroll though the homepage occasianlly. I visit youtube for variety of content. Tech, weed. Okay. So job. Retail. Lmao. We reiterate this over and over but its true. We need a job. Mostly so we can start buying all the things on that list. So not everything needs to be incorperated into 1 backpack right. Everything should be as portable as possible. Everything should be capable of fitting inside of a maybe 80L backpack. Evyerything inside will be in self isolated bags. Color coded for easy identification. Alright. So this list is what? The perfect sqedual is awesome. Im not stoked about the 2 hours of “free time” but with all the positive things in my sqedual I think its worth it. Alright then whats next? Weed and sexual pleasure? Alright? So what exsacally are my hobbies? Tech? Thats it? So thos 2 hours is spent on purly getting high, learning tech, and pleasuring myself? When im high I play video games, watch youtube videos, listen to music or podcasts, watch porn, browse reddit, tune into twitch streams, watch movies and tv shows. Is that it? I have to cut out all of these activites?</text:p>
      <text:p text:style-name="P1"/>
      <text:p text:style-name="P1">eairler brandon did the thrust forward thing. I couldn’t determain where he got that from but then I rememberd 3 different instances I could possibly have seem that before. 1/uriel came up to me and did it. 2/steven and I did t at the same time and our tips touched. 3/i recreated it with brandon. Turns our all 3 were real. Crazy how I couldn’t pin point exsacally wehich came first or to tell if any of them were real in the first place.</text:p>
      <text:p text:style-name="P1"/>
      <text:p text:style-name="P1">\\\ <text:s/>watch movie, tv show, tech, weed, femanine, self improvement, health, fittness, and gaming content on youtube <text:s/>///</text:p>
      <text:p text:style-name="P1">\\\ <text:s/>watch a twitch live stream <text:s/>///</text:p>
      <text:p text:style-name="P3">\\\ <text:s/><text:span text:style-name="T4">wa</text:span>tch movies or <text:span text:style-name="T4">t</text:span>v <text:span text:style-name="T4">s</text:span>hows <text:s/>///</text:p>
      <text:p text:style-name="P1">\\\ <text:s/>watch porn via reddit and pornhub ///</text:p>
      <text:p text:style-name="P1">\\\ <text:s/>scroll through reddit home page <text:s/>///</text:p>
      <text:p text:style-name="P1">\\\ <text:s/>play overwatch, minecraft, gta5, wizard101, geometry dash <text:s/>///</text:p>
      <text:p text:style-name="P1">\\\ <text:s/>lurk on unixporn and hyprland discord rooms <text:s/>///</text:p>
      <text:p text:style-name="P1"/>
      <text:p text:style-name="P1">so last night, or this morning. 4Am type shit. I did 5 pushups, situps, and squats to signify we quitting eating out. Spessifically. Panda pexress +, Portillos +, Culvers 2, Popeyes 1, Gas Station 1, Geneos 1, Pizza Hut 2, Subway 1. These are the places that I still continued to eat at. I cut out a lot other but these are the main offenders, mainly portillos and panda express. Everything else was wither out of desperation or bc of my family. Im on a new path. Remember. Eating at home isnt good, but its better. Don’t forget that. This is where we begin fixing my diet. Ive wanted to cut out eating out for a long while now. Its just a bunch of prosseced bullshit. Not saying eating at home isnt processed bc it it however I have control over the preperation of the food. Bassically I have 3 diets I can jump into. The diets are </text:p>
      <text:p text:style-name="P1"/>
      <text:p text:style-name="P1">Mediteraian – vegetables, fruits, nuts, seeds, legumes, potatoes, whole grains, herbs, spices, fish, seafood, and extra virgin olive oil</text:p>
      <text:p text:style-name="P1"/>
      <text:p text:style-name="P1">Keto - meat, fish, eggs, butter, nuts, healthy oils, avocados, and plenty of low carb veggies</text:p>
      <text:p text:style-name="P1"/>
      <text:p text:style-name="P1">Carnivore - all meats and fish, eggs, bone marrow, butter, and lard, as well as small amounts of hard cheese and heavy cream</text:p>
      <text:p text:style-name="P1"/>
      <text:p text:style-name="P1"/>
      <text:p text:style-name="P1">so bassically it goes like this. Med it focused on plants, Ket is focused on a balance of plants to meat, Car is strickly meats. From my current diet. I eat a slight mixture of all these. I mean tbh I wanna dive into carnivore now that I know what it is. It seem to have much better benefits and also im bassically there tbh. I mean now that ive cut out all eating out I bassically need to start the transition to cooking all my meats. I mean the only thing I am worried about is the missing vitamins and minerals. But are they nessesary? I already don’t eat that much of a variety of them and im healthy acording to my doctor but theyre paid to say that so I come back again and again. I mean ill keep doing more research but as it stand im split between med and car, ket is meh. It seems like a cheap copt out from going to either extreme but tbh that doesn’t seem fullfilling. I got this but thank you for finally quitting eating out. Truly. I knew you were able to this entire time. Im proud of you alright. Love.</text:p>
      <text:p text:style-name="P1"/>
      <text:p text:style-name="P1">Okay so ive made up my mind. Im going to commmit to the carnivore diet. Im still afraid for the vitamin and mineral definciancy. However I really wont knoiw unless I try it. Also. It feels kinda good to have quit eating out. I still want them most defiently. Its like my past alcohol and weed addictions. There is the want phase. Then the need phase. Then begging phase. Then despertly craving. And finally peace. Its going to be rough. Ive had this addiction my entire life. Every friday eat out. Not only that but once I got my own money it turned to eat out whenever I felt. Not anymore. </text:p>
      <text:p text:style-name="P1"/>
      <text:p text:style-name="P1">My ear problems. See. The inconsistancy is what makes this difficult. I once again have it bad. The humming in my left ear which starts and stops when I talk or move my head is back. The envirionment/internal production noise is back in my right ear. My nose is running like a broken pipe. I am sneezing every so often. My eyes are watery/itchy. Tbh it could be allergy related. It is “spring”. I put qutoes because we are jumping from 60’s to 30’s degrees farienheight. So yeah I don’t know what it is. Still. Being sober at least takes the mental strain that they are causing it or making it worse. As it stand currently im still in the unknown. More commentary to follow. </text:p>
      <text:p text:style-name="P1"/>
      <text:p text:style-name="P1">So, I want a pc. For gaming. And generally high priority shit. But tbh. All I wanna do is hack. I mean yeah I need gpu power for a algothmithic password cracker but its whatever. I can always plug in an external gpu for that. Also im going for portability. Everything inside 1 backpack. Now. Assuming I still live here with my parents. Ill still have this pc and for all intents and purposes it a fine pc. Its powerfull. Not secure by any means but if I need to run any advacned software I have the capability. Alrioght . Im fine leaving it out of the 1 backpack but not out entirely. Using intel and nvidia is a big no no. esspoecially with ime and nvidia closed cource drivers. Mot to metntion the bios being proportietary. Alright I understand. </text:p>
      <text:p text:style-name="P1"/>
      <text:p text:style-name="P1">\\\ PC ///</text:p>
      <text:p text:style-name="P1">CPU | </text:p>
      <text:p text:style-name="P1">CPU Cooler | </text:p>
      <text:p text:style-name="P1">GPU 1 | </text:p>
      <text:p text:style-name="P1">GPU 2 | </text:p>
      <text:p text:style-name="P1">RAM | </text:p>
      <text:p text:style-name="P1">SSD 1 | </text:p>
      <text:p text:style-name="P1">SSD 2 | </text:p>
      <text:p text:style-name="P1">Mother Board | </text:p>
      <text:p text:style-name="P1">Power Supply | </text:p>
      <text:p text:style-name="P1">Case | </text:p>
      <text:p text:style-name="P1"/>
      <text:p text:style-name="P1">creating a bedroom of my dreams has always eben my idea. Event his closet isnt what I had imagined. Its a start but no there yet. I recall the idea being modern traditional japaneese. Can still work tbh. But the 1 backpack and perfect sqedual need to come first. I still have that idea of moving out. Problem is. Yes I can do it on my own however. Its too expensive. Fuck. Alright. That why we renovate the room. Get my apartment sin one of the nit states and live here. In my perfect little bubble. Got it. Wowzers I completely forgotten about that part of the plan. Okay. So this job hunt sucks bro. Everywhere got were hiring and they don’t hire. How does thate ven make sense. Anyways ill keep going. Heres something thats cool. I don’t wake up and think about weed. I don’t go through my day and think about weed. When im home alone I don’t thina bout weed. You know. Im likeing soberness. Also about my diet. I already don’t eat much of anything. Going full carivore might benefit me actually. Eating 2 times a day. 1 before work and 1 after and then gettign high off my ass.</text:p>
      <text:p text:style-name="P1"/>
      <text:p text:style-name="P1">So what now. Tbh. You know all those “people” in my head. “right”, “little”, “angry”, where are they now? I mean. Their ideas. Philosphies. Needs, wants. All of it is present. I understand what they all aspire to achive. Also. Im fooling myself into thinking there are not more. Ther are most defenitly more. I say this because of the withdrawl symptoms. Also the change in my behavior. Its suddle but minor differeracnes give them away. My speech, actions, thoughts. I don’t have names for them. I always encourage them to talk to me. I know there is a middle ground for all of us. The 1 true anthony. Is it me? Or am I here to set anthony up perfectly. Give him the ideal life he deserves. Is that what you are. Other parts of him and were fragmented. We nee to come together. Please. Please. Much love. Bye.</text:p>
      <text:p text:style-name="P1"/>
      <text:p text:style-name="P1">Alright so. Maybe my parents don’t hate me but they defietly have a dislike for me being unemployed. Same tbh. Bnut it really is that difficult. I want femanine clothes but nothing crazy. Also my body. The carnivore diet should ge tme lean. I jst need to workjout propperly to build the m,ussle. Right. So the main focus is lower body + abs and secondary is upper body. </text:p>
      <text:p text:style-name="P1"/>
      <text:p text:style-name="P1">Glutes (Butt And Hips)</text:p>
      <text:p text:style-name="P1">Quadriceps (<text:span text:style-name="T2">Front</text:span> Of <text:span text:style-name="T2">Upper </text:span><text:span text:style-name="T1">Leg</text:span>)</text:p>
      <text:p text:style-name="P1">Hamstrings (<text:span text:style-name="T2">Back</text:span> Of <text:span text:style-name="T2">Upper </text:span><text:span text:style-name="T1">Leg</text:span>)</text:p>
      <text:p text:style-name="P1">Calves (Lower Leg)</text:p>
      <text:p text:style-name="P1"/>
      <text:p text:style-name="P1">Pectorals (Chest)</text:p>
      <text:p text:style-name="P1"/>
      <text:p text:style-name="P5">Latissimus Dorsi <text:span text:style-name="T3">(Lower Back)</text:span></text:p>
      <text:p text:style-name="P5">Trapezius <text:span text:style-name="T3">(Upper Back)</text:span></text:p>
      <text:p text:style-name="P1"/>
      <text:p text:style-name="P1">Rotators (Shoulder)</text:p>
      <text:p text:style-name="P1"/>
      <text:p text:style-name="P6">Biceps <text:span text:style-name="T1">(</text:span><text:span text:style-name="T2">Front Of </text:span><text:span text:style-name="T1">Upper Arms)</text:span></text:p>
      <text:p text:style-name="P6">Triceps <text:span text:style-name="T1">(</text:span><text:span text:style-name="T2">Back Of </text:span><text:span text:style-name="T1">Upper Arms)</text:span></text:p>
      <text:p text:style-name="P7">Forearm (<text:span text:style-name="T1">Lower </text:span>Arms)</text:p>
      <text:p text:style-name="P7"/>
      <text:p text:style-name="P3">okay so. Im gonna go to snipes tmr and ask if a manager has looked at my application yet. If not polietly ask if I could speek to the hiring manager. If not its cool, can you just let him know I stopped by, thanks.</text:p>
      <text:p text:style-name="P3"/>
      <text:p text:style-name="P3">Cringe but okay. Man. Imagine it. 300 a week for 25 hours of time. Less than 30 minutes of travel by BIKE. Amazing. Omfg. Im so exscited to get onto the perfect sqedual. <text:span text:style-name="T5">Okay. Listen. Dressing fem. Its for exploration or for you? Bc im not opposed to it. Its just that its expensive. I mean be real. You know were going tot get tired fo the same clothes. True. I still weatr the same clothes ive been earing for what 2020 ish. 4 years ive been wearig thehs mae clothes. Yeah I lost some. But tbh where did they go the black white red blue hoodies. Like what? Did I seriously grow out of them? I mean iuts not like I don’t really need them down. But even so the princible is the same. I look at the list and I gotta be honest I like it. However colors? I know we should stick to black for the clothing and silver for the jewlery. But what about the other 4. white, pink, lavendar, aqua. </text:span><text:span text:style-name="T6">Right I agree. For a base layer we go black. Then we buy the other colors. Lets be real. Expressing those colors in public is too sus. Even for my family too. Ima have to do my own laundry. Just realizxed. They cannot know that im earing women clothing. Right. Okay. So lets think about all the chores I would have to do. Well. </text:span></text:p>
      <text:p text:style-name="P3"/>
      <text:p text:style-name="P3">/// <text:span text:style-name="T6">CHORES \\\</text:span></text:p>
      <text:p text:style-name="P4"><text:span text:style-name="T8">gotta </text:span><text:span text:style-name="T7">do my own </text:span><text:span text:style-name="T6">laundry </text:span></text:p>
      <text:p text:style-name="P4"><text:span text:style-name="T8">gotta </text:span><text:span text:style-name="T7">wash my own </text:span><text:span text:style-name="T6">dishes </text:span></text:p>
      <text:p text:style-name="P4"/>
      <text:p text:style-name="P3">/// <text:span text:style-name="T7">BILLS \\\</text:span></text:p>
      <text:p text:style-name="P8"><text:span text:style-name="T9">pay for the xfinity </text:span>wifi</text:p>
      <text:p text:style-name="P8"><text:span text:style-name="T9">pay for the mint mobile </text:span>cellular</text:p>
      <text:p text:style-name="P9">buy groceries</text:p>
      <text:p text:style-name="P9"/>
      <text:p text:style-name="P10">okay. Im refining the “perfect schedual”. So the main problem I have is witht eh “training. What is it exsacally? Flexability|Stamina|Endourance|Strength. Okay. Reasonable. However. Nearly all of this gets done in the moring workout. See. Were supposed to streatch our mussels before we wrokout also called out warmup. Stamina is used on our cardio day. Endourance, bro. I aint tryna get beat up lol. Strength gets done also in the morning workout when we use dumbells for the exeercises. Bassically what Im getting at is that its not worth it to do all this again. See. It would if our morning workout wasnt so efficiant. Right then. So ima cut it out. Don’t trip when you see it missing alright. Im open for counter arguments but really I put you into checkmate. Alright the other thing is the 2<text:span text:style-name="T10">nd</text:span> shower. More so a rinse but either way. Really? What for? I plan on getting a non physcally demanding job so I wont come back from work gross. The evning routine is mainly for my face. Glass skin takes a lot of care tbh. So then. No evning shower. Ive also moved the evening routine to the night section. Made all those tasks 15 minutes. Now we have a massive issue. Do I make the morning workout 1hr? Hmm. I remember I tried that and I mean it worked. I just loss motivation to continue it tbh. But yeah. </text:p>
      <text:p text:style-name="P10"/>
      <text:p text:style-name="P11">Alright. So I moved my pc under my desk. Turns out the skylanders carrying case I had as a child si the perfect strucue to hold up my pc. Truly perfection. Slight issue tho. I feel the updraft.</text:p>
      <text:p text:style-name="P11"/>
      <text:p text:style-name="P11">I need to clean up my speech. I speak like an absolute moron. I use the words nigga, bruh, like, slut, whore, bitch, shit, fuck too much. Im not educated in higher level vocabulary. Alright. What else? I trail off my sentances. I start strong but quickly fade. Almost to the point you <text:span text:style-name="T11">cant</text:span> understand me. <text:span text:style-name="T12">I despertly want to look cute. Like the wolf cut, big glasses, white eyes. I want a good camera to capture my new look. Mirrorless. Im a slut inside. I know it. Filming and photographing myself is going to be heavenly. Dude. My body is shaped perfectly. I just need to refine myself a bit more. A bigger ass and more hips. My legs are already thin. I just need to remove my hair and exfoliate my skin and bam complete fem lower body. Work on my upper ehh. Enough but nothing crazy. Toned. As for my face. My hair is growing nicely. Its dry still. Namely because I don’t use any hair oil or leave in conditioner. But yeah. I find not using shampoo has been benificial. My hair isnt as frizzy. </text:span><text:span text:style-name="T13">Id say it obeys me better. Ive been slicking it back for a while now. Not saying I like it but its much better than having it down onto my face. </text:span></text:p>
      <text:p text:style-name="P11"/>
      <text:p text:style-name="P12">So, ive elected not to check the number of days sober from weed or alcohol I am. Im more focused on how I feel. The tempeture outside is perfect for smoking. Its not too cold but not too hot. Its warm -ish. Its still like 40 degrees outside but for chicago thats decent. 60 to 70 is perfect. 50 is like the transition. Its fine if theres no wind but if there is wind. Its over tbh. Anyways. I really don’t think abouit smoking. Like okay. I think about it. But its the justification. The perfect sqedual ive been promised. I get it. It does make me sad that I wont experience that feeling of lighting a joint and smoking it anymore but I mean the thought of using a bong and a vape sounds even better tbh. Ill get more high and use less weed. I mean c mon. its a no bainer. <text:span text:style-name="T16">So a job right. I need it. Just for the schedual. Why is nobody hiring. This si painful. I know I diditn appply to many and I didn’t call but c mon. you need someone for the role I apply. HIRE ME. Simple no? Tomorrow I will apply again. I need one bro im telling you. My ear problem is back. Why? Don’t know. Like comepltetly. I ahvent gone a day without it. Sad bc I was making real progress. Sad. Maybe I can replicate the formula. Maybe ill try water again. I feel like ive been drinking a lot less water. The air could be dry? I do notice its less or gone for a bit after the shower so maybe thats it. Still I don’t want to have to use it all day like ive said before. Sad. </text:span><text:span text:style-name="T17">1 important thing. I have to make my lifestyle cost as little money as possible. I eventually want to get it to no money at all but I need my compound for that. For now just keep it minimal. </text:span></text:p>
      <text:p text:style-name="P12"/>
      <text:p text:style-name="P13">Jobs bro. Im struggling really bad rn. Its going to be 2 months of unemplyment on the 11<text:span text:style-name="T10">th</text:span> of march. Sad. Alright. Goal. Get a job before my birthday. Right. Where? Well. No more than 30 minutes we agreed tot that right? Well. For full time. Theres no point for traveling 30 minutes for 300 a week. 500 is more reasonale look on kedzie. Really anything inside the 606 area code. I just want to be a short drive or a bikeable distance away. Fast food? Subway right here is hiring. Tbh. I think the pay might be shit. Does it matter? I need 1<text:span text:style-name="T22">5</text:span> an hour to make 300 a week. Will subway offer that? <text:span text:style-name="T18">Well I did it. Ill call tmr and ask if someone has looked at it. Currently it is 545pm they close at 10. I mean tbh. Working closing would be ideal. Working from 5 pm to 10 pm. </text:span><text:span text:style-name="T19">I just want somethingh close tbh. I hate driving to work. Biking sounds awesome. I get to workout my legs too uwu. The extra cardio to justifiy me vaping my lungs out later.</text:span></text:p>
      <text:p text:style-name="P13"/>
      <text:p text:style-name="P14">Job job job job job. I love the idea of ebing a tech emplyee by day, hacker by night lifestyle. Imagine. The power. Being able to use and abuse the digital world to my pleasure. Really. I just want anything close. Evyerhgin around me. Like I stated less than 15 minute bike ride. So thats like just about to kedzie and western. Also I don’t want to work twords the blacks. So defenitly not western. More twords kedzie. Imagine. My 300 a week checks. Omfg. On the perfect sqedual. Compelte the 1 backpack. <text:span text:style-name="T20">Full fem transforation. Pay my 2 bills. Living good. Up until players start their takeover. Until then I can enjoy what I can and be prepared for whats next. </text:span><text:span text:style-name="T21">Well then. Clearly im different. No more lables. DID, Depression, ADHD, etc. done. Even if true. They shouldn’t be determaining factors to not be my perfect self. Im able to wistand 60 degree weather without any other layers other than pants and a shirt. I only drink water. </text:span></text:p>
      <text:p text:style-name="P14"/>
      <text:p text:style-name="P15">So you wwanna know something fucked. Ive had my window open all day right. There was a thunderstorm which lasted maybe 20 minutes. My ear and nose problems are gone completely. I still hear a slight noise in my right ear and in my left I hear what could possibly be the same vibrating just extremly quiet. Im blessed to have it be nearly gone. Also the only thing is ive been sipping on water. I think this is my 4 or 5<text:span text:style-name="T10">th</text:span> glass today maybe less tbh. Either way. Back tot he same problem. The causes are either 1.dry air, 2.low water intake, 3.</text:p>
      <text:p text:style-name="P15"/>
      <text:p text:style-name="P16">I think im onto something. Places that are close. Retail of course. I seriously don’t want to work in fast food. Horrible. Retail retail retail. I know ive said this many times now but its true. I wwant to work but it needs to be close and a minimum of 15 an hour. Imagine. I mean yeah I could drive but id very much rather bike. Even if its cold ya know. Like rn its 30. yes its cold but I mean biking might be worth. See its not the tempeture. Its the wind. If the wind is blasting were fucked. Anyways tho. </text:p>
      <text:p text:style-name="P16"/>
      <text:p text:style-name="P17">Vape Weed</text:p>
      <text:p text:style-name="P17">Pleasure Myself Sexually</text:p>
      <text:p text:style-name="P18"/>
      <text:p text:style-name="P23">Newpipe</text:p>
      <text:p text:style-name="P23">Stealth</text:p>
      <text:p text:style-name="P23">RiMusic</text:p>
      <text:p text:style-name="P23"/>
      <text:p text:style-name="P23">Google Account</text:p>
      <text:p text:style-name="P23"/>
      <text:p text:style-name="P23">Discord</text:p>
      <text:p text:style-name="P23">Spotify</text:p>
      <text:p text:style-name="P23">Steam</text:p>
      <text:p text:style-name="P23"/>
      <text:p text:style-name="P23">I know we didn’t save the document so rip on that but this was bassically where we were. <text:span text:style-name="T23">I</text:span> <text:span text:style-name="T23">c</text:span>ant really remember all I wrote about but yeah. I know it was something like steam was I want to play overwatrch and wizard 101. spotify was that I iditn want to lsietn to music, discord was I already checked today. I already used reddit for porn, and yeah that was bassically it. Love you. <text:s/>Sorry for not saving. </text:p>
      <text:p text:style-name="P24"/>
      <text:p text:style-name="P25">I mean and then all I have is chase, xfinity, and job searching attached to me. </text:p>
      <text:p text:style-name="P25"/>
      <text:p text:style-name="P26">So, im pretty sure ive got steam working. Not sure if ill actually perform optimally. But to be seen. so. Wizard 101. fucking hate how I cant transfer my wizard 10 steam. Officaially. The pacthed way is to copy the save profiel over tot he steam folder but idk how much I trust this. Buyt yeah its wortht a try. Bc if im being real. I don’t want to use sepertae launchger especially bs these are the only 2 games I play. Bummer. Right so whats next? Oh reddit and youtube. So freetube is good and seems to be the only youttube desktop client available sad. It doesn’t support theming, havnt tried any reddit cleints but yeah hopefully they allow themeing. If not rip. Reddit youtube and steam will eb the only apps along with obs that cannot be themed. Sad. </text:p>
      <text:p text:style-name="P26"/>
      <text:p text:style-name="P26">So, I know ill probably need these packages.</text:p>
      <text:p text:style-name="P26"/>
      <text:p text:style-name="P26">Gamemode – <text:span text:style-name="T24">Game</text:span> Optimizations</text:p>
      <text:p text:style-name="P26">Gamescope – Manage Displays</text:p>
      <text:p text:style-name="P26">MangoHUD – <text:span text:style-name="T24">Performance</text:span> Monitor</text:p>
      <text:p text:style-name="P26">Protonup-qt – Install Runnners</text:p>
      <text:p text:style-name="P26"/>
      <text:p text:style-name="P27">so initial performace is promising tbh.</text:p>
      <text:p text:style-name="P27"/>
      <text:p text:style-name="P28">Im off reddit and youtube. Its truly controlled. Now as for redit. Why is so addictive to me. Because of the porn. The incest, egirl, femboy, twitch girls posts are what im addicted too. The frontpage of reddit is bullshit. Commentarey bullkshit maskeraiding as insight. Im done with reddit. As for youtube. I have nothing more to learn. Its all the same shit. I know my talent. Its technology. Mostly software. My os being archlinux and using only foss. I have nothing more to learn. And I most certainly shouldn’t consume more of the mind numbing content. <text:span text:style-name="T25">So yeah. Im much more efficient looking at documentation and wikis for software and services than watching a summery on youtube. </text:span></text:p>
      <text:p text:style-name="P28"/>
      <text:p text:style-name="P23">Steam <text:span text:style-name="T26">for </text:span><text:span text:style-name="T27">G</text:span><text:span text:style-name="T26">aming</text:span></text:p>
      <text:p text:style-name="P23"><text:span text:style-name="T25">Rumble </text:span><text:span text:style-name="T26">for </text:span><text:span text:style-name="T27">Streaming</text:span></text:p>
      <text:p text:style-name="P29">Odysee for Videos</text:p>
      <text:p text:style-name="P24"><text:span text:style-name="T23">D</text:span>iscord for <text:span text:style-name="T27">C</text:span>ommunites</text:p>
      <text:p text:style-name="P24"><text:span text:style-name="T23">S</text:span>potify for <text:span text:style-name="T27">M</text:span>usic</text:p>
      <text:p text:style-name="P24"/>
      <text:p text:style-name="P30">so. I agree with dessing fem. Don’t let the world know that please. Keep that bewteen us. </text:p>
      <text:p text:style-name="P30"/>
      <text:p text:style-name="P30">Hey I don’t want to game anymore. Its not worth it. So you see my dot files right. That is what my digital life is. Software wise.</text:p>
      <text:p text:style-name="P30"/>
      <text:p text:style-name="P30">Should I ditch the pc? I have this laptop. The actual laptop I want is something from novacustom. But regardless. Getting used to using a laptop. No gaming. Only productivity. Learning. I think im down. Lets leave the pc. What is the digital plan?</text:p>
      <text:p text:style-name="P30"/>
      <text:p text:style-name="P30">15 minute cities</text:p>
      <text:p text:style-name="P30">CBDC</text:p>
      <text:p text:style-name="P30">Required cell phones</text:p>
      <text:p text:style-name="P30">Mandatory Vaccines</text:p>
      <text:p text:style-name="P30"/>
      <text:p text:style-name="P30">okay. Lets <text:span text:style-name="T28">refine this list. Yes its a 1 backpack but we need to prepare. I think we forgot that aspect. Okay. So I don’t want to spend my entire </text:span></text:p>
      <text:p text:style-name="P31">time not working just consuming content. </text:p>
      <text:p text:style-name="P31"/>
      <text:p text:style-name="P32">I know I know. Ima remove them because this is a 1 backpaack understand this. The hole point of this was survival. Only what I need not whaat I want.</text:p>
      <text:p text:style-name="P32">Ill make a seperate list of all the things I want aka all the fem stuff and weed etc. this list is for prepertion. So that being said ima remove weed sexual pleasure and all the fem clothing fromt eh list.</text:p>
      <text:p text:style-name="P32"><text:span text:style-name="T32">O</text:span><text:span text:style-name="T31">n secodn thought. Maybe I just needed a change of definition. Aall the fem clothing is fine. It just needs to eb quick dry clothing. </text:span></text:p>
      <text:p text:style-name="P32"><text:span text:style-name="T31"/></text:p>
      <text:p text:style-name="P19">Okay so, how can I make the car private. Well. Ic an remove the onboard computer for starters. Remove all radios etc. bassically maake sure the car is completely offline. No transmission in or out of the car. Remove all its beacons.</text:p>
      <text:p text:style-name="P33"><text:span text:style-name="T31"/></text:p>
      <text:p text:style-name="P19">Can I? I mean the answer is yes but then how does it pass all those dmv requirments. Hmm. Okay. Bike? Obious answer is yes but damn thats a bitch. <text:span text:style-name="T33">Right. I mean lets be real. Aint nobody gonna hire me fr. I might have to go back to a warehouse. </text:span></text:p>
      <text:p text:style-name="P20">Either way. Okay. So the 1 backpack and perfect sqeduals are that. Perfect. Now. How can I minimize. Right. So the powergrid is going offline. So my entire personallity is lost. </text:p>
      <text:p text:style-name="P20"/>
      <text:p text:style-name="P20">Okay. so. Job job job job job job job job job job job job job job job job.</text:p>
      <text:p text:style-name="P20"/>
      <text:p text:style-name="P21">So update about porn. Im tired of pornhub. There is nothing I wasnt to watch. Its all the same shit. I want reddit porn lmao. Like im feeing for it. Fuck. This addiciton is so bad. Im looking at pornhub because I want porn but it isnt the porn I want. I want those caption posts. Fuck sake. </text:p>
      <text:p text:style-name="P21"/>
      <text:p text:style-name="P22">So, I just ate another frozen pizza. My diet is so shit this is what I eat. Frozen pizza, frozen burgers, chorizo con frijoez. Thats what I eat at home. Now yes there are other foods, but they are 1 off. From outside food I eat. Panda express and portillos. Nothing more nothing less. Now witht his information. oh. I occationally eat strawberries and grapes if we have some. Alright. Now how do I fix this. Well. I me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style:font-face style:name="Iosevka NF" svg:font-family="'Iosevka NF'"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FreeSans1" style:font-family-asian="Free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9T15:12:51.882998138</meta:creation-date>
    <dc:date>2024-03-07T01:53:37.257883417</dc:date>
    <meta:editing-duration>P4DT14H48M6S</meta:editing-duration>
    <meta:editing-cycles>387</meta:editing-cycles>
    <meta:generator>LibreOffice/7.6.5.2$Linux_X86_64 LibreOffice_project/60$Build-2</meta:generator>
    <meta:document-statistic meta:table-count="0" meta:image-count="0" meta:object-count="0" meta:page-count="3" meta:paragraph-count="435" meta:word-count="18155" meta:character-count="96289" meta:non-whitespace-character-count="78395"/>
  </office:meta>
</office:document-meta>
</file>